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10800002491000016CE5D3562FF.wmf"/>
  <manifest:file-entry manifest:media-type="" manifest:full-path="Pictures/200000570000249100000EC5BA90AC06.wmf"/>
  <manifest:file-entry manifest:media-type="" manifest:full-path="Pictures/200000430000249100000E7535ECE606.wmf"/>
  <manifest:file-entry manifest:media-type="" manifest:full-path="Pictures/200000480000249100000B418A2E6DCB.wmf"/>
  <manifest:file-entry manifest:media-type="" manifest:full-path="Pictures/200000480000249100000D2109D4F9F5.wmf"/>
  <manifest:file-entry manifest:media-type="" manifest:full-path="Pictures/200000500000249100000F79B303E482.wmf"/>
  <manifest:file-entry manifest:media-type="" manifest:full-path="Pictures/200000460000249100000D99EABC71F6.wmf"/>
  <manifest:file-entry manifest:media-type="" manifest:full-path="Pictures/2000003A0000249100000EC5BA948A39.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0.4972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2" style:family="table-row">
      <style:table-row-properties style:min-row-height="0.3938in" style:keep-together="true" fo:keep-together="auto"/>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1.7" style:family="table-row">
      <style:table-row-properties style:min-row-height="0.5903in" style:keep-together="true" fo:keep-together="auto"/>
    </style:style>
    <style:style style:name="Table1.22" style:family="table-row">
      <style:table-row-properties style:min-row-height="0.984in" style:keep-together="true" fo:keep-together="auto"/>
    </style:style>
    <style:style style:name="Table1.24" style:family="table-row">
      <style:table-row-properties style:min-row-height="1.0833in" style:keep-together="true" fo:keep-together="auto"/>
    </style:style>
    <style:style style:name="Table2" style:family="table">
      <style:table-properties style:width="6.5014in" table:align="center" style:writing-mode="lr-tb"/>
    </style:style>
    <style:style style:name="Table2.A" style:family="table-column">
      <style:table-column-properties style:column-width="1.7042in"/>
    </style:style>
    <style:style style:name="Table2.B" style:family="table-column">
      <style:table-column-properties style:column-width="0.8951in"/>
    </style:style>
    <style:style style:name="Table2.C" style:family="table-column">
      <style:table-column-properties style:column-width="0.9757in"/>
    </style:style>
    <style:style style:name="Table2.D" style:family="table-column">
      <style:table-column-properties style:column-width="0.9035in"/>
    </style:style>
    <style:style style:name="Table2.E" style:family="table-column">
      <style:table-column-properties style:column-width="0.8715in"/>
    </style:style>
    <style:style style:name="Table2.F" style:family="table-column">
      <style:table-column-properties style:column-width="1.1514in"/>
    </style:style>
    <style:style style:name="Table2.1" style:family="table-row">
      <style:table-row-properties style:min-row-height="0.590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2" style:family="table-row">
      <style:table-row-properties style:min-row-height="0.3938in" style:keep-together="true" fo:keep-together="auto"/>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2.19" style:family="table-row">
      <style:table-row-properties style:min-row-height="0.7875in" style:keep-together="true" fo:keep-together="auto"/>
    </style:style>
    <style:style style:name="Table2.21" style:family="table-row">
      <style:table-row-properties style:min-row-height="0.984in" style:keep-together="true" fo:keep-together="auto"/>
    </style:style>
    <style:style style:name="Table3" style:family="table">
      <style:table-properties style:width="6.3625in" fo:margin-left="0.075in" fo:margin-right="0.0625in" table:align="margins" style:writing-mode="lr-tb"/>
    </style:style>
    <style:style style:name="Table3.A" style:family="table-column">
      <style:table-column-properties style:column-width="2.3111in" style:rel-column-width="23804*"/>
    </style:style>
    <style:style style:name="Table3.B" style:family="table-column">
      <style:table-column-properties style:column-width="1.3306in" style:rel-column-width="13704*"/>
    </style:style>
    <style:style style:name="Table3.C" style:family="table-column">
      <style:table-column-properties style:column-width="1.3313in" style:rel-column-width="13712*"/>
    </style:style>
    <style:style style:name="Table3.D" style:family="table-column">
      <style:table-column-properties style:column-width="1.3896in" style:rel-column-width="14315*"/>
    </style:style>
    <style:style style:name="Table3.1" style:family="table-row">
      <style:table-row-properties style:min-row-height="0.590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2" style:family="table-row">
      <style:table-row-properties style:min-row-height="0.7875in" style:keep-together="true" fo:keep-together="auto"/>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3.7" style:family="table-row">
      <style:table-row-properties style:min-row-height="0.3938in" style:keep-together="true" fo:keep-together="auto"/>
    </style:style>
    <style:style style:name="Table3.22" style:family="table-row">
      <style:table-row-properties style:min-row-height="0.984in" style:keep-together="true" fo:keep-together="auto"/>
    </style:style>
    <style:style style:name="P1" style:family="paragraph" style:parent-style-name="body">
      <style:paragraph-properties fo:orphans="2" fo:widows="2"/>
    </style:style>
    <style:style style:name="P2" style:family="paragraph" style:parent-style-name="body">
      <style:paragraph-properties fo:text-align="start" style:justify-single-word="false" fo:orphans="2" fo:widows="2"/>
    </style:style>
    <style:style style:name="P3" style:family="paragraph" style:parent-style-name="body">
      <style:paragraph-properties fo:text-align="justify" style:justify-single-word="false" fo:orphans="2" fo:widows="2"/>
    </style:style>
    <style:style style:name="P4" style:family="paragraph" style:parent-style-name="Standard">
      <style:paragraph-properties fo:line-height="0.1665in" fo:orphans="2" fo:widows="2"/>
      <style:text-properties fo:font-size="12pt" style:font-size-asian="12pt" style:font-size-complex="12pt"/>
    </style:style>
    <style:style style:name="P5" style:family="paragraph" style:parent-style-name="Standard">
      <style:paragraph-properties fo:line-height="0.0835in" fo:orphans="2" fo:widows="2"/>
      <style:text-properties fo:font-size="12pt" style:font-size-asian="12pt" style:font-size-complex="12pt"/>
    </style:style>
    <style:style style:name="P6" style:family="paragraph" style:parent-style-name="CellBody">
      <style:paragraph-properties fo:margin-left="0.0835in" fo:margin-right="0.0835in" fo:margin-top="0.0835in" fo:margin-bottom="0in" style:line-height-at-least="0.1945in" fo:orphans="2" fo:widows="2" fo:text-indent="0in" style:auto-text-indent="false"/>
      <style:text-properties fo:font-size="10.5pt" style:font-size-asian="10.5pt" style:font-size-complex="10.5pt"/>
    </style:style>
    <style:style style:name="P7"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0.5pt" style:font-size-asian="10.5pt" style:font-size-complex="10.5pt"/>
    </style:style>
    <style:style style:name="P9"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0.5pt" style:font-size-asian="10.5pt" style:font-size-complex="10.5pt"/>
    </style:style>
    <style:style style:name="P10"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11" style:family="paragraph" style:parent-style-name="CellBody">
      <style:paragraph-properties fo:margin-left="0.0835in" fo:margin-right="0.0835in" fo:margin-top="0in" fo:margin-bottom="0.0555in" style:line-height-at-least="0.1945in" fo:orphans="2" fo:widows="2" fo:text-indent="0in" style:auto-text-indent="false"/>
      <style:text-properties fo:font-size="10.5pt" style:font-size-asian="10.5pt" style:font-size-complex="10.5pt"/>
    </style:style>
    <style:style style:name="P12"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13" style:family="paragraph" style:parent-style-name="CellBody">
      <style:paragraph-properties fo:margin-left="0.0835in" fo:margin-right="0.0835in" style:line-height-at-least="0.1945in" fo:orphans="2" fo:widows="2" fo:text-indent="0in" style:auto-text-indent="false"/>
      <style:text-properties fo:font-size="10.5pt" style:font-size-asian="10.5pt" style:font-size-complex="10.5pt"/>
    </style:style>
    <style:style style:name="P14" style:family="paragraph" style:parent-style-name="CellHeading">
      <style:paragraph-properties fo:margin-left="0.0835in" fo:margin-right="0.0835in" fo:margin-top="0.111in" fo:margin-bottom="0.0835in" style:line-height-at-least="0.1807in" fo:orphans="2" fo:widows="2" fo:text-indent="0in" style:auto-text-indent="false"/>
      <style:text-properties fo:font-size="10.5pt" fo:font-weight="bold" style:font-size-asian="10.5pt" style:font-weight-asian="bold" style:font-size-complex="10.5pt" style:font-weight-complex="bold"/>
    </style:style>
    <style:style style:name="P15"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0.5pt" fo:font-weight="bold" style:font-size-asian="10.5pt" style:font-weight-asian="bold" style:font-size-complex="10.5pt" style:font-weight-complex="bold"/>
    </style:style>
    <style:style style:name="P16" style:family="paragraph" style:parent-style-name="Standard">
      <style:paragraph-properties fo:margin-top="0in" fo:margin-bottom="0in" fo:orphans="2" fo:widows="2"/>
    </style:style>
    <style:style style:name="P17" style:family="paragraph" style:parent-style-name="Standard">
      <style:paragraph-properties fo:margin-top="0in" fo:margin-bottom="1in" style:line-height-at-least="0.139in" fo:orphans="2" fo:widows="2"/>
    </style:style>
    <style:style style:name="P18" style:family="paragraph" style:parent-style-name="Standard">
      <style:paragraph-properties fo:margin-top="0.1665in" fo:margin-bottom="0in" style:line-height-at-least="0.139in" fo:orphans="2" fo:widows="2" fo:keep-with-next="always"/>
    </style:style>
    <style:style style:name="P19" style:family="paragraph" style:parent-style-name="Standard">
      <style:paragraph-properties fo:margin-top="0.0972in" fo:margin-bottom="0in" style:line-height-at-least="0.139in" fo:orphans="2" fo:widows="2" fo:keep-with-next="always"/>
    </style:style>
    <style:style style:name="P20" style:family="paragraph" style:parent-style-name="Standard">
      <style:paragraph-properties fo:margin-top="0.0972in" fo:margin-bottom="0in" style:line-height-at-least="0.139in" fo:orphans="2" fo:widows="2"/>
    </style:style>
    <style:style style:name="P21" style:family="paragraph" style:parent-style-name="Standard">
      <style:paragraph-properties fo:margin-top="0in" fo:margin-bottom="0.0972in" fo:line-height="100%" fo:text-align="justify" style:justify-single-word="false" fo:orphans="2" fo:widows="2" fo:padding="0in" fo:border="none"/>
    </style:style>
    <style:style style:name="P22" style:family="paragraph" style:parent-style-name="bullet">
      <style:paragraph-properties fo:orphans="2" fo:widows="2"/>
    </style:style>
    <style:style style:name="P23" style:family="paragraph" style:parent-style-name="bullet">
      <style:paragraph-properties fo:margin-top="0in" fo:margin-bottom="0.0693in" fo:orphans="2" fo:widows="2"/>
    </style:style>
    <style:style style:name="P24" style:family="paragraph" style:parent-style-name="bullet">
      <style:paragraph-properties fo:margin-top="0in" fo:margin-bottom="0.0555in" fo:orphans="2" fo:widows="2"/>
    </style:style>
    <style:style style:name="P25" style:family="paragraph" style:parent-style-name="note">
      <style:paragraph-properties fo:margin-top="0.0835in" fo:margin-bottom="0.139in" fo:orphans="2" fo:widows="2"/>
    </style:style>
    <style:style style:name="P26" style:family="paragraph" style:parent-style-name="TableTitle">
      <style:paragraph-properties fo:orphans="2" fo:widows="2"/>
    </style:style>
    <style:style style:name="P27" style:family="paragraph" style:parent-style-name="code">
      <style:paragraph-properties fo:orphans="2" fo:widows="2"/>
    </style:style>
    <style:style style:name="P28" style:family="paragraph" style:parent-style-name="Body">
      <style:paragraph-properties fo:orphans="2" fo:widows="2"/>
      <style:text-properties fo:font-size="10.5pt" style:font-size-asian="10.5pt" style:font-size-complex="10.5pt"/>
    </style:style>
    <style:style style:name="P29" style:family="paragraph" style:parent-style-name="step">
      <style:paragraph-properties fo:orphans="2" fo:widows="2"/>
    </style:style>
    <style:style style:name="P3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1" style:family="paragraph" style:parent-style-name="figureHead">
      <style:paragraph-properties fo:text-align="start" style:justify-single-word="false" fo:orphans="2" fo:widows="2" fo:keep-with-next="always"/>
      <style:text-properties fo:font-size="12pt" fo:font-weight="bold" style:font-size-asian="12pt" style:font-weight-asian="bold" style:font-size-complex="12pt" style:font-weight-complex="bold"/>
    </style:style>
    <style:style style:name="P32" style:family="paragraph" style:parent-style-name="bullet2">
      <style:paragraph-properties fo:margin-top="0in" fo:margin-bottom="0.0138in" fo:orphans="2" fo:widows="2"/>
    </style:style>
    <style:style style:name="P33" style:family="paragraph" style:parent-style-name="Standard">
      <style:paragraph-properties fo:margin-top="0.0693in" fo:margin-bottom="0in" style:line-height-at-least="0.139in" fo:orphans="2" fo:widows="2" fo:keep-with-next="always"/>
    </style:style>
    <style:style style:name="P34" style:family="paragraph" style:parent-style-name="body">
      <style:paragraph-properties fo:margin-left="0in" fo:margin-right="0in" fo:orphans="2" fo:widows="2" fo:text-indent="0in" style:auto-text-indent="false"/>
    </style:style>
    <style:style style:name="P35" style:family="paragraph" style:parent-style-name="Body">
      <style:paragraph-properties fo:orphans="2" fo:widows="2" fo:break-before="page"/>
      <style:text-properties fo:font-size="12pt" style:font-size-asian="12pt" style:font-size-complex="12pt"/>
    </style:style>
    <style:style style:name="P36" style:family="paragraph" style:parent-style-name="Heading_20_1" style:master-page-name="Standard">
      <style:paragraph-properties fo:margin-top="0in" fo:margin-bottom="0in" fo:orphans="2" fo:widows="2" style:page-number="auto"/>
    </style:style>
    <style:style style:name="P37" style:family="paragraph" style:parent-style-name="Heading_20_2">
      <style:paragraph-properties fo:margin-top="0in" fo:margin-bottom="0.0555in" fo:orphans="2" fo:widows="2"/>
    </style:style>
    <style:style style:name="P38" style:family="paragraph" style:parent-style-name="Heading_20_3">
      <style:paragraph-properties fo:margin-top="0.0417in" fo:margin-bottom="0.0693in" fo:orphans="2" fo:widows="2"/>
    </style:style>
    <style:style style:name="P39" style:family="paragraph" style:parent-style-name="Heading_20_3">
      <style:paragraph-properties fo:margin-top="0.0835in" fo:margin-bottom="0.0693in" fo:orphans="2" fo:widows="2"/>
    </style:style>
    <style:style style:name="P40" style:family="paragraph" style:parent-style-name="sectionheading">
      <style:paragraph-properties fo:margin-top="0in" fo:margin-bottom="0.0555in" fo:orphans="2" fo:widows="2"/>
    </style:style>
    <style:style style:name="P41" style:family="paragraph" style:parent-style-name="sectionheading">
      <style:paragraph-properties fo:margin-top="0.0417in" fo:margin-bottom="0.0555in" fo:orphans="2" fo:widows="2"/>
    </style:style>
    <style:style style:name="P42" style:family="paragraph">
      <style:paragraph-properties fo:text-align="center"/>
      <style:text-properties fo:font-size="18pt"/>
    </style:style>
    <style:style style:name="T1" style:family="text">
      <style:text-properties style:font-name="Courier New1"/>
    </style:style>
    <style:style style:name="T2" style:family="text">
      <style:text-properties style:font-name="Courier New" style:font-name-complex="Courier New2"/>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fo:font-size="10.5pt" style:font-size-asian="10.5pt" style:font-size-complex="10.5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2" svg:width="6.4996in" svg:height="0.135in" svg:x="-2.3752in" svg:y="0in">
        <draw:image xlink:href="Pictures/20000007000025F9000000C9F0140E06.wmf" xlink:type="simple" xlink:show="embed" xlink:actuate="onLoad">
          <text:p/>
        </draw:image>
      </draw:frame>
      <draw:frame text:anchor-type="page" text:anchor-page-number="1" draw:z-index="15" draw:name="Picture 67"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16" draw:name="Picture 68"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17" draw:name="Picture 69"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18" draw:name="Picture 70"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19" draw:name="Picture 71"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20" draw:name="Picture 72"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21" draw:name="Picture 73"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22" draw:name="Picture 74"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23" draw:name="Picture 75"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24" draw:name="Picture 76"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25" draw:name="Picture 77"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26" draw:name="Picture 78" draw:style-name="gr2" draw:text-style-name="P42" svg:width="2.7913in" svg:height="0.135in" svg:x="-2.3752in" svg:y="0in">
        <draw:image xlink:href="Pictures/2000000700000FB5000000C94FDA4EAC.wmf" xlink:type="simple" xlink:show="embed" xlink:actuate="onLoad">
          <text:p/>
        </draw:image>
      </draw:frame>
      <draw:frame text:anchor-type="page" text:anchor-page-number="1" draw:z-index="27" draw:name="Picture 79" draw:style-name="gr2" draw:text-style-name="P42" svg:width="2.7913in" svg:height="0.135in" svg:x="-2.3752in" svg:y="0in">
        <draw:image xlink:href="Pictures/2000000700000FB5000000C94FDA4EAC.wmf" xlink:type="simple" xlink:show="embed" xlink:actuate="onLoad">
          <text:p/>
        </draw:image>
      </draw:frame>
      <text:h text:style-name="P36" text:outline-level="1"><text:bookmark text:name="R-1067549"/><text:alphabetical-index-mark-start text:id="IMark5240685280" text:main-entry="true"/>Life Cycle<text:alphabetical-index-mark-end text:id="IMark5240685280"/> of JDO Instances</text:h>
      <text:p text:style-name="P17"><text:bookmark text:name="_GoBack"/><draw:frame draw:style-name="fr2" draw:name="graphics1" text:anchor-type="as-char" svg:width="6.5in" svg:height="0.1346in" draw:z-index="42"><draw:image xlink:href="Pictures/20000007000025F9000000C9F0140E06.wmf" xlink:type="simple" xlink:show="embed" xlink:actuate="onLoad"/></draw:frame></text:p>
      <text:p text:style-name="P1">This chapter specifies the life cycle for <text:alphabetical-index-mark-start text:id="IMark5240685280" text:main-entry="true"/>persistence capable<text:alphabetical-index-mark-end text:id="IMark5240685280"/>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8"><draw:frame draw:style-name="fr2" draw:name="1" text:anchor-type="as-char" svg:width="2.7917in" svg:height="0.1346in" draw:z-index="43"><draw:image xlink:href="Pictures/2000000700000FB5000000C94FDA4EAC.wmf" xlink:type="simple" xlink:show="embed" xlink:actuate="onLoad"/></draw:frame></text:p>
      <text:h text:style-name="P37" text:outline-level="2"><text:bookmark text:name="R-1060202"/>Overview</text:h>
      <text:p text:style-name="P1">JDO instances might be <text:span text:style-name="Assertion">A5.1-2 [</text:span><text:alphabetical-index-mark-start text:id="IMark5240685280" text:main-entry="true"/>transient<text:alphabetical-index-mark-end text:id="IMark5240685280"/><text:span text:style-name="Assertion">]</text:span>, <text:span text:style-name="Assertion">A5.1-AD1 [</text:span><text:alphabetical-index-mark-start text:id="IMark5165607248"/>detached<text:alphabetical-index-mark-end text:id="IMark5165607248"/><text:span text:style-name="Assertion">]</text:span>, or <text:span text:style-name="Assertion">A5.1-1 [</text:span><text:alphabetical-index-mark-start text:id="IMark5240688448"/>persistent<text:alphabetical-index-mark-end text:id="IMark5240688448"/><text:span text:style-name="Assertion">]</text:span>. That is, they might represent the persistent state of data contained in a transactional datastore. If a JDO instance is transient (and not transactional), then the instance behaves exactly like an ordinary instance of the persistence capable class.</text:p>
      <text:p text:style-name="P1">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1">If a JDO instance is detached, its behavior is very similar to that of a transient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1">During the life of a JDO instance, it transitions among various states until it is finally garbage collected by the JVM. During its life, the state transitions are governed by the behaviors executed on it directly as well as behaviors executed on the JDO <text:span text:style-name="T2">PersistenceManager</text:span> by both the application and by the execution environment (including the <text:span text:style-name="T2">TransactionManager</text:span>).</text:p>
      <text:p text:style-name="P1">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1"><text:soft-page-break/>At times, the JDO implementation might store the state of persistent instances in the datastore. This process is called “flushing”, and it does not affect the “dirty” state of the instances.</text:p>
      <text:p text:style-name="P1">Under application control, transient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ransient instances that observe transaction boundaries are called <text:alphabetical-index-mark-start text:id="IMark5240688448" text:main-entry="true"/>transient transactional<text:alphabetical-index-mark-end text:id="IMark5240688448"/> instances. Support for transient transactional instances is a JDO option; that is, a JDO compliant implementation is not required to implement the APIs that cause the state transitions associated with transient transactional instances.</text:p>
      <text:p text:style-name="P1"><text:span text:style-name="Assertion">A5.1-5 [</text:span>Under application control, persistent JDO instances might not observe transaction boundaries. These instances are called <text:alphabetical-index-mark-start text:id="IMark5240688448" text:main-entry="true"/>persistent-nontransactional<text:alphabetical-index-mark-end text:id="IMark5240688448"/> instances, and the life cycle of these instances is not affected by transaction boundaries.<text:span text:style-name="Assertion">]</text:span> Support for nontransactional instances is a JDO option.</text:p>
      <text:p text:style-name="P1">In a binary-compatible implementation, if a JDO instance is persistent or transactional, it contains a non-null reference to a JDO <text:span text:style-name="T2">StateManager</text:span> instance which is responsible for managing the JDO instance state changes and for interfacing with the JDO <text:span text:style-name="T2">PersistenceManager</text:span>.</text:p>
      <text:p text:style-name="P18"><draw:frame draw:style-name="fr2" draw:name="2" text:anchor-type="as-char" svg:width="2.7917in" svg:height="0.1346in" draw:z-index="1"><draw:image xlink:href="Pictures/2000000700000FB5000000C94FDA4EAC.wmf" xlink:type="simple" xlink:show="embed" xlink:actuate="onLoad"/></draw:frame></text:p>
      <text:h text:style-name="P37" text:outline-level="2">Goals</text:h>
      <text:p text:style-name="P1">The JDO instance life cycle has the following goals:</text:p>
      <text:p text:style-name="P23">•<text:tab/>The fact of persistence should be transparent to both JDO instance developer and application component developer</text:p>
      <text:p text:style-name="P23">•<text:tab/>JDO instances should be able to be used efficiently in a variety of environments, including managed (application server) and non-managed (two-tier) cases</text:p>
      <text:p text:style-name="P23">•<text:span text:style-name="T4"><text:tab/></text:span><text:span text:style-name="Assertion">A5.2-1 [</text:span>Several JDO <text:span text:style-name="T2">PersistenceManager</text:span>s might be coresident<text:span text:style-name="Assertion">]</text:span> and <text:span text:style-name="Assertion">A5.2-2 [</text:span>might share the same <text:alphabetical-index-mark-start text:id="IMark5240688448" text:main-entry="true"/>persistence capable<text:alphabetical-index-mark-end text:id="IMark5240688448"/> classes<text:span text:style-name="Assertion">]</text:span> (although <text:span text:style-name="Assertion">A5.2-3 [</text:span>a JDO instance can be associated with only one <text:span text:style-name="T2">PersistenceManager</text:span> at a time<text:span text:style-name="Assertion">]</text:span>)</text:p>
      <text:p text:style-name="P18"><draw:frame draw:style-name="fr2" draw:name="3" text:anchor-type="as-char" svg:width="2.7917in" svg:height="0.1346in" draw:z-index="2"><draw:image xlink:href="Pictures/2000000700000FB5000000C94FDA4EAC.wmf" xlink:type="simple" xlink:show="embed" xlink:actuate="onLoad"/></draw:frame></text:p>
      <text:h text:style-name="P37" text:outline-level="2">Architecture: </text:h>
      <text:h text:style-name="P40" text:outline-level="4"><text:tab/><text:tab/>JDO Instances</text:h>
      <text:p text:style-name="P1">For <text:alphabetical-index-mark-start text:id="IMark5240688448" text:main-entry="true"/>transient<text:alphabetical-index-mark-end text:id="IMark5240688448"/> JDO instances, there is no supporting infrastructure required. That is, transient instances will never make calls to methods of the persistence infrastructure. There is no requirement to instantiate objects outside the application domain. <text:span text:style-name="Assertion">A5.3-1 [</text:span>In a binary-compatible implementation, there is no difference in behavior between transient instances of enhanced classes and transient instances of the same non-enhanced classes, with some exceptions:</text:p>
      <text:p text:style-name="P23">•<text:tab/>additional methods and fields added by the enhancement process are visible to Java core reflection,</text:p>
      <text:p text:style-name="P23">•<text:tab/>timing of method execution is different because of added byte codes,</text:p>
      <text:p text:style-name="P23">•<text:tab/>extra methods for registration of metadata are executed at class load time.<text:span text:style-name="Assertion">]</text:span></text:p>
      <text:p text:style-name="P1">Persistent JDO instances execute in an environment that contains an instance of the JDO <text:span text:style-name="T2">PersistenceManager</text:span> responsible for its persistent behavior. In a binary-compatible <text:soft-page-break/>implementation, the JDO instance contains a reference to an instance of the JDO <text:span text:style-name="T2">StateManager</text:span> responsible for the state transitions of the instance as well as for managing the contents of the fields of the instance. The <text:span text:style-name="T2">PersistenceManager</text:span> and the <text:span text:style-name="T2">StateManager</text:span> might be implemented by the same instance, but their interfaces are distinct.</text:p>
      <text:p text:style-name="P1">The contract between the <text:alphabetical-index-mark-start text:id="IMark5240688448" text:main-entry="true"/>persistence capable<text:alphabetical-index-mark-end text:id="IMark5240688448"/> class and other application components extends the contract between the associated non-persistence capable class and application components. For both binary-compatible and non-binary-compatible implementations, these contract extensions support interrogation of the life cycle state of the instances and are intended for use by management parts of the system.</text:p>
      <text:p text:style-name="P1">Persistent instances might be constructed by the application and made persistent; or might be constructed by the JDO <text:span text:style-name="T2">PersistenceManager</text:span> in response to a query or navigation from a persistent instance or via the newInstance method. If the JDO <text:span text:style-name="T2">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41" text:outline-level="4"><text:tab/><text:tab/>JDO State Manager</text:h>
      <text:p text:style-name="P1">In a binary-compatible implementation, persistent and transactional JDO instances contain a reference to a JDO <text:span text:style-name="T2">StateManager</text:span> instance to which all of the JDO interrogatives are delegated. The associated JDO <text:span text:style-name="T2">StateManager</text:span> instance maintains the state changes of the JDO instance and interfaces with the JDO <text:span text:style-name="T2">PersistenceManager</text:span> to manage the values of the datastore.</text:p>
      <text:h text:style-name="P41" text:outline-level="4"><text:tab/><text:tab/>JDO Managed Fields</text:h>
      <text:p text:style-name="P1">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8"><draw:frame draw:style-name="fr2" draw:name="4" text:anchor-type="as-char" svg:width="2.7917in" svg:height="0.1346in" draw:z-index="5"><draw:image xlink:href="Pictures/2000000700000FB5000000C94FDA4EAC.wmf" xlink:type="simple" xlink:show="embed" xlink:actuate="onLoad"/></draw:frame></text:p>
      <text:h text:style-name="P37" text:outline-level="2"><text:alphabetical-index-mark-start text:id="IMark5240688448" text:main-entry="true"/>JDO Identity<text:alphabetical-index-mark-end text:id="IMark5240688448"/></text:h>
      <text:p text:style-name="P1">Java defines two concepts for determining if two instances are the same instance (identity), or represent the same data (equality). JDO extends these concepts to determine if two in-memory instances represent the same stored object. </text:p>
      <text:p text:style-name="P1">Java <text:alphabetical-index-mark-start text:id="IMark5240688448" text:main-entry="true"/>object identity<text:alphabetical-index-mark-end text:id="IMark5240688448"/> is entirely managed by the Java Virtual Machine. Instances are identical if and only if they occupy the same storage location within the JVM. The Java VM implements object identity via the <text:span text:style-name="T1">==</text:span> operator. This can be used by JDO implementations to determine whether two instances are identical (have the same location) in the VM.</text:p>
      <text:p text:style-name="P1">Java <text:alphabetical-index-mark-start text:id="IMark5240688448" text:main-entry="true"/>object equality<text:alphabetical-index-mark-end text:id="IMark5240688448"/> is determined by the class. Distinct instances are equal if they represent the same data, such as the same value for an <text:span text:style-name="T2">Integer</text:span>, or same set of bits for a <text:span text:style-name="T2">BitSet</text:span>.</text:p>
      <text:p text:style-name="P1">The application implements <text:alphabetical-index-mark-start text:id="IMark5240688448" text:main-entry="true"/>hashCode<text:alphabetical-index-mark-end text:id="IMark5240688448"/> and <text:alphabetical-index-mark-start text:id="IMark5165607248" text:main-entry="true"/>equals<text:alphabetical-index-mark-end text:id="IMark5165607248"/>, to create the application's vision of equality of instances, typically based on values of fields in the instances. The JDO implementation must not use the application's hashCode and equals methods from the persistence-capable classes except as needed to implement the Collections Framework in package java.util. The JDO implementation <text:soft-page-break/>must use the application's hashCode and equals methods from the application-provided object id classes.</text:p>
      <text:p text:style-name="P1">The interaction between Java <text:alphabetical-index-mark-start text:id="IMark5165607248" text:main-entry="true"/>object identity<text:alphabetical-index-mark-end text:id="IMark5165607248"/> and equality is an important one for JDO developers. Java <text:alphabetical-index-mark-start text:id="IMark5240688448" text:main-entry="true"/><text:alphabetical-index-mark text:string-value="object identity" text:main-entry="true"/>object equality<text:alphabetical-index-mark-end text:id="IMark5240688448"/>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2">PersistenceManager</text:span> representing the persistent state of each corresponding datastore object<text:span text:style-name="Assertion">]</text:span>. Therefore, JDO defines object identity differently from both the Java VM object identity and from the application equality.</text:p>
      <text:p text:style-name="P1">Applications should implement <text:alphabetical-index-mark-start text:id="IMark5240688448" text:main-entry="true"/><text:span text:style-name="T2">equals</text:span><text:alphabetical-index-mark-end text:id="IMark5240688448"/> for persistence-capable classes differently from <text:span text:style-name="T2">Object</text:span>’s default <text:span text:style-name="T2">equals</text:span> implementation, which simply uses the Java VM object identity. This is because the JVM object identity of a persistent instance cannot be guaranteed between <text:span text:style-name="T2">PersistenceManager</text:span>s and across space and time, except in very specific cases noted below.</text:p>
      <text:p text:style-name="P1">Additionally, if persistence instances are stored in the datastore and are queried using the <text:span text:style-name="T2">==</text:span> query operator, or are referred to by a persistent collection that enforces equality (<text:span text:style-name="T2">Set</text:span>, <text:span text:style-name="T2">Map</text:span>) then the implementation of <text:span text:style-name="T2">equals</text:span> should exactly match the JDO implementation of equality, using the <text:alphabetical-index-mark-start text:id="IMark5240688448" text:main-entry="true"/>primary key<text:alphabetical-index-mark-end text:id="IMark5240688448"/> or <text:span text:style-name="T2">ObjectId</text:span> as the key. This policy is not enforced, but if it is not correctly implemented, semantics of standard collections and JDO collections may differ.</text:p>
      <text:p text:style-name="P1">To avoid confusion with Java object identity, this document refers to the JDO concept as JDO identity. The JDO implementation is responsible for the implementation of JDO identity based on the user's declaration of the identity type of each persistence-capable class.</text:p>
      <text:h text:style-name="P41" text:outline-level="4"><text:tab/><text:tab/>Three Types of <text:alphabetical-index-mark-start text:id="IMark5240688448" text:main-entry="true"/>JDO identity<text:alphabetical-index-mark-end text:id="IMark5240688448"/></text:h>
      <text:p text:style-name="P1">JDO defines three types of JDO identity:</text:p>
      <text:p text:style-name="P23">•<text:tab/><text:alphabetical-index-mark-start text:id="IMark5240688448" text:main-entry="true"/>Application identity<text:alphabetical-index-mark-end text:id="IMark5240688448"/> - JDO identity managed by the application and enforced by the datastore; JDO identity is often called the <text:alphabetical-index-mark-start text:id="IMark5240685280" text:main-entry="true"/>primary key<text:alphabetical-index-mark-end text:id="IMark5240685280"/></text:p>
      <text:p text:style-name="P23">•<text:tab/><text:alphabetical-index-mark-start text:id="IMark5240685280" text:main-entry="true"/>Datastore identity<text:alphabetical-index-mark-end text:id="IMark5240685280"/> - JDO identity managed by the datastore without being tied to any field values of a JDO instance</text:p>
      <text:p text:style-name="P23">•<text:tab/><text:alphabetical-index-mark-start text:id="IMark5240685280" text:main-entry="true"/>Nondurable identity<text:alphabetical-index-mark-end text:id="IMark5240685280"/> - JDO identity managed by the implementation to guarantee uniqueness in the JVM but not in the datastore</text:p>
      <text:p text:style-name="P1">The type of JDO identity used is a property of a JDO persistence-capable class and is fixed at class loading time.</text:p>
      <text:p text:style-name="P1">The representation of JDO identity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1">The class representing the object id for datastore and nondurable identity classes is defined by the JDO implementation. The implementation might choose to use any class that satisfies the requirements for the specific type of JDO identity for a class. It might choose the same class for several different JDO classes, or might use a different class for each JDO class.</text:p>
      <text:p text:style-name="P1"><text:soft-page-break/>The class representing the object id for application identity classes is defined by the application in the metadata, and might be provided by the application or by a JDO vendor tool. </text:p>
      <text:p text:style-name="P3">The application-visible representation of the JDO identity is an instance that is completely under the control of the application. The object id instances used as parameters or returned by methods in the JDO interface (<text:span text:style-name="T2">getObjectId</text:span>, <text:span text:style-name="T2">getTransactionalObjectId</text:span>, and <text:span text:style-name="T2">getObject</text:span><text:span text:style-name="T2">–</text:span><text:span text:style-name="T2">ById</text:span>) will never be saved internally; rather, they are copies of the internal representation or used to find instances of the internal representation.</text:p>
      <text:p text:style-name="P1">Therefore, <text:span text:style-name="Assertion">A5.4-6 [</text:span>the object returned by any call to <text:span text:style-name="T2">getObjectId</text:span> might be modified by the user, but that modification does not affect the identity of the object that was originally referred<text:span text:style-name="Assertion">]</text:span>. That is, the call to <text:span text:style-name="T2">getObjectId</text:span> returns only a copy of the object identity used internally by the implementation.</text:p>
      <text:p text:style-name="P1">It is a requirement that <text:span text:style-name="Assertion">A5.4-7 [</text:span>the instance returned by a call to <text:span text:style-name="T2">getObjectById(Object)</text:span> of different <text:span text:style-name="T2">PersistenceManager</text:span> instances returned by the same <text:span text:style-name="T2">PersistenceManager</text:span><text:span text:style-name="T2">–</text:span><text:span text:style-name="T2">Factory</text:span> represent the same persistent object, but with different Java <text:alphabetical-index-mark-start text:id="IMark5240685280" text:main-entry="true"/>object identity<text:alphabetical-index-mark-end text:id="IMark5240685280"/> (specifically, all instances returned by <text:span text:style-name="T2">getObjectId</text:span> from the instances must return <text:span text:style-name="T2">true</text:span> to <text:alphabetical-index-mark-start text:id="IMark5240688448" text:main-entry="true"/><text:span text:style-name="T2">equals</text:span><text:alphabetical-index-mark-end text:id="IMark5240688448"/> comparisons with all others)<text:span text:style-name="Assertion">]</text:span>. </text:p>
      <text:p text:style-name="P1">Further, <text:span text:style-name="Assertion">A5.4-8 [</text:span>any instances returned by any calls to <text:span text:style-name="T2">getObjectById(Object)</text:span> with the same object id instance to the same <text:span text:style-name="T2">PersistenceManager</text:span> instance must be identical (assuming the instances were not garbage collected between calls)<text:span text:style-name="Assertion">]</text:span>.</text:p>
      <text:p text:style-name="P1">The JDO identity of <text:alphabetical-index-mark-start text:id="IMark5240688448" text:main-entry="true"/>transient<text:alphabetical-index-mark-end text:id="IMark5240688448"/> instances is not defined. <text:span text:style-name="Assertion">A5.4-9 [</text:span>Attempts to get the object id for a transient instance will return <text:span text:style-name="T2">null</text:span>.<text:span text:style-name="Assertion">]</text:span></text:p>
      <text:h text:style-name="P41" text:outline-level="4"><text:tab/><text:tab/>Uniquing</text:h>
      <text:p text:style-name="P1"><text:alphabetical-index-mark-start text:id="IMark5240688448" text:main-entry="true"/>JDO identity<text:alphabetical-index-mark-end text:id="IMark5240688448"/> of persistent instances is managed by the implementation. <text:span text:style-name="Assertion">A5.4-10 [</text:span>For a durable JDO identity (datastore or application), there is only one persistent instance associated with a specific datastore object per <text:span text:style-name="T2">PersistenceManager</text:span> instance, regardless of how the persistent instance was put into the cache:</text:p>
      <text:p text:style-name="P24">•<text:span text:style-name="T2"><text:tab/>PersistenceManager.getObjectById(Object oid, boolean validate)</text:span>;</text:p>
      <text:p text:style-name="P23">•<text:tab/>query via a <text:span text:style-name="T2">Query</text:span> instance associated with the <text:span text:style-name="T2">PersistenceManager</text:span> instance;</text:p>
      <text:p text:style-name="P23">•<text:tab/>navigation from a persistent instance associated with the <text:span text:style-name="T2">PersistenceManager</text:span> instance;</text:p>
      <text:p text:style-name="P24"><text:span text:style-name="T2">•<text:tab/>PersistenceManager.makePersistent(Object pc);</text:span><text:span text:style-name="Assertion">]</text:span></text:p>
      <text:h text:style-name="P41" text:outline-level="4"><text:tab/><text:tab/><text:alphabetical-index-mark-start text:id="IMark5240688448" text:main-entry="true"/>Change of identity<text:alphabetical-index-mark-end text:id="IMark5240688448"/></text:h>
      <text:p text:style-name="P1"><text:bookmark text:name="X-10626121"/><text:span text:style-name="Assertion">A5.4-12 [</text:span>Change of identity is supported only for application identity, and is an optional feature of a JDO implementation. An application attempt to change the identity of an instance (by writing a <text:alphabetical-index-mark-start text:id="IMark5240688448" text:main-entry="true"/>primary key<text:alphabetical-index-mark-end text:id="IMark5240688448"/> field) where the implementation does not support this optional feature results in <text:span text:style-name="T2">JDOUnsupportedOptionException</text:span> being thrown. The exception might be thrown immediately or upon flush or transaction commit.<text:span text:style-name="Assertion">]</text:span></text:p>
      <text:p text:style-name="P25"><text:s/>NOTE: Application developers should take into account that changing primary key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1"><text:span text:style-name="Assertion">A5.4-11 [</text:span>JDO instances using application identity may change their identity during a transaction if the application changes a primary key field. In this case, there is a new JDO Identity associated with the JDO instance immediately upon completion of the statement that changes a primary key field. If a JDO instance is already associated with the new JDO Identity, then a <text:span text:style-name="T2">JDOUserException</text:span> is thrown. The exception might be thrown immediately or upon flush or transaction commit.</text:p>
      <text:p text:style-name="P1">Upon successful commit of the transaction, the existing datastore instance will have been updated with the changed values of the primary key fields.<text:span text:style-name="Assertion">]</text:span></text:p>
      <text:h text:style-name="P41" text:outline-level="4"><text:tab/><text:tab/><text:alphabetical-index-mark-start text:id="IMark5240688448" text:main-entry="true"/>JDO Identity<text:alphabetical-index-mark-end text:id="IMark5240688448"/> Support</text:h>
      <text:p text:style-name="P1">A JDO implementation is required to support either or both of application (primary key) identity or datastore identity, and may optionally support nondurable identity.</text:p>
      <text:h text:style-name="P38" text:outline-level="3">Application (<text:alphabetical-index-mark-start text:id="IMark5240688448" text:main-entry="true"/>primary key<text:alphabetical-index-mark-end text:id="IMark5240688448"/>) identity</text:h>
      <text:p text:style-name="P1">This is the JDO identity type used for datastores in which the value(s) in the instance determine the identity of the object in the datastore. Thus, JDO identity is managed by the application. The class provided by the application that implements the JDO object id has all of the characteristics of an RMI remote object, making it possible to use the JDO object id class as the EJB primary key class. Specifically:</text:p>
      <text:p text:style-name="P23">•<text:tab/>the <text:span text:style-name="T2">ObjectId</text:span> class must be public;</text:p>
      <text:p text:style-name="P23">•<text:tab/>the <text:span text:style-name="T2">ObjectId</text:span> class must implement <text:span text:style-name="T2">Serializable</text:span>;</text:p>
      <text:p text:style-name="P23">•<text:tab/>the <text:span text:style-name="T2">ObjectId</text:span> class must have a public no-arg constructor, which might be the default constructor;</text:p>
      <text:p text:style-name="P23">•<text:tab/>the field types of all non-static fields in the <text:span text:style-name="T2">ObjectId</text:span> class must be serializable, and for portability should be primitive, <text:span text:style-name="T2">String</text:span>, <text:span text:style-name="T2">Date</text:span>, <text:span text:style-name="T2">Byte, Short, Integer, Long, Float, Double, BigDecimal, or BigInteger</text:span> types; JDO implementations are required to support these types and might support other reference types;</text:p>
      <text:p text:style-name="P23">•<text:tab/>all serializable non-static fields in the <text:span text:style-name="T2">ObjectId</text:span> class must be public;</text:p>
      <text:p text:style-name="P23">•<text:tab/>the names of the non-static fields in the <text:span text:style-name="T2">ObjectId</text:span> class must include the names of the <text:alphabetical-index-mark-start text:id="IMark5240688448" text:main-entry="true"/>primary key<text:alphabetical-index-mark-end text:id="IMark5240688448"/> fields in the JDO class, and the types of the corresponding fields must be identical;</text:p>
      <text:p text:style-name="P23">•<text:tab/>the <text:alphabetical-index-mark-start text:id="IMark5240688448" text:main-entry="true"/><text:span text:style-name="T2">equals</text:span><text:alphabetical-index-mark-end text:id="IMark5240688448"/><text:span text:style-name="T2">()</text:span> and <text:alphabetical-index-mark-start text:id="IMark5240685280" text:main-entry="true"/><text:span text:style-name="T2">hashCode</text:span><text:alphabetical-index-mark-end text:id="IMark5240685280"/><text:span text:style-name="T2">()</text:span> methods of the <text:span text:style-name="T2">ObjectId</text:span> class must use the value(s) of all the fields corresponding to the primary key fields in the JDO class;</text:p>
      <text:p text:style-name="P23">•<text:tab/>if the <text:span text:style-name="T2">ObjectId</text:span> class is an inner class, it must be <text:span text:style-name="T2">static</text:span>;</text:p>
      <text:p text:style-name="P23">•<text:tab/>the <text:span text:style-name="T2">ObjectId</text:span> class must override the <text:span text:style-name="T2">toString()</text:span> method defined in <text:span text:style-name="T2">Object</text:span>, and return a <text:span text:style-name="T2">String</text:span> that can be used as the parameter of a constructor;</text:p>
      <text:p text:style-name="P23">•<text:tab/>the <text:span text:style-name="T2">ObjectId</text:span> class must provide a constructor taking either a <text:span text:style-name="T2">String</text:span> alone or a <text:span text:style-name="T2">Class</text:span> and <text:span text:style-name="T2">String</text:span> that returns an instance that compares equal to an instance that returned that <text:span text:style-name="T2">String</text:span> by the <text:span text:style-name="T2">toString()</text:span> method.</text:p>
      <text:p text:style-name="P1"><text:soft-page-break/>These restrictions allow the application to construct an instance of the primary key class providing values only for the primary key fields, or alternatively providing only the result of <text:span text:style-name="T2">toString()</text:span> from an existing instance. The JDO implementation is permitted to extend the primary key class to use additional fields, not provided by the application, to further identify the instance in the datastore. Thus, the JDO object id instance returned by an implementation might be a subclass of the user-defined primary key class. <text:span text:style-name="Assertion">A5.4.1-1 [</text:span>Any JDO implementation must be able to use the JDO object id instance from any other JDO implementation.<text:span text:style-name="Assertion">]</text:span></text:p>
      <text:p text:style-name="P1">A primary key identity is associated with a specific set of fields. The fields associated with the primary key are a property of the persistence-capable class, and cannot be changed after the class is enhanced for use at runtime. <text:span text:style-name="Assertion">A5.4.1-2 [</text:span>When a <text:alphabetical-index-mark-start text:id="IMark5240685280" text:main-entry="true"/>transient<text:alphabetical-index-mark-end text:id="IMark5240685280"/> instance is made persistent, the implementation uses the values of the fields associated with the primary key to construct the JDO identity.<text:span text:style-name="Assertion">]</text:span> </text:p>
      <text:p text:style-name="P1"><text:span text:style-name="Assertion">A5.4.1-4 [</text:span>A primary key instance must have none of its primary key fields set to null when used to find a persistent instance. The persistence manager will throw JDOUserException if the primary key instance contains any null values when the key instance is the parameter of getObjectById.<text:span text:style-name="Assertion"> ]</text:span></text:p>
      <text:p text:style-name="P1">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41" text:outline-level="4"><text:bookmark text:name="X-101871151"/><text:tab/><text:tab/><text:alphabetical-index-mark-start text:id="IMark5240685280" text:main-entry="true"/>Compound Identity<text:alphabetical-index-mark-end text:id="IMark5240685280"/></text:h>
      <text:p text:style-name="P1"><text:span text:style-name="Assertion">A5.4.1-5 [</text:span>Compound identity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1">For example, two classes have a one-many relationship, and on the reference side of the relationship, the field is a key field. On the other side of the relationship, there is a Collection or other multi-valued type.</text:p>
      <text:p text:style-name="P27">class Order {</text:p>
      <text:p text:style-name="P27"><text:tab/>long orderId;</text:p>
      <text:p text:style-name="P27"><text:tab/>Set&lt;OrderItem&gt; items;</text:p>
      <text:p text:style-name="P27">...}</text:p>
      <text:p text:style-name="P27">class OrderId {</text:p>
      <text:p text:style-name="P27"><text:tab/>long orderId; // matches orderId field name and type</text:p>
      <text:p text:style-name="P27">...}</text:p>
      <text:p text:style-name="P27">class OrderItem {</text:p>
      <text:p text:style-name="P27"><text:tab/><text:tab/>Order order;</text:p>
      <text:p text:style-name="P27">long item;</text:p>
      <text:p text:style-name="P27">...}</text:p>
      <text:p text:style-name="P27">class OrderItemId {</text:p>
      <text:p text:style-name="P27"><text:tab/>OrderId order; // matches order field name and OrderId type</text:p>
      <text:p text:style-name="P27"><text:tab/>long item; // matches item field name and type</text:p>
      <text:p text:style-name="P27">...}</text:p>
      <text:p text:style-name="P1"/>
      <text:h text:style-name="P38" text:outline-level="3"><text:alphabetical-index-mark-start text:id="IMark5240685280" text:main-entry="true"/>Single Field Identity<text:alphabetical-index-mark-end text:id="IMark5240685280"/></text:h>
      <text:p text:style-name="P1">A common case of application identity uses exactly one persistent field in the class to represent identity. In this case, the application can use a standard JDO class instead of creating a new user-defined class for the purpose.</text:p>
      <text:p text:style-name="P1">A JDO implementation that supports application identity must also support single field identity. </text:p>
      <text:p text:style-name="P27"><text:soft-page-break/>package javax.jdo.identity;</text:p>
      <text:p text:style-name="P27">public abstract class <text:alphabetical-index-mark-start text:id="IMark5240685280" text:main-entry="true"/>SingleFieldIdentity<text:alphabetical-index-mark-end text:id="IMark5240685280"/> </text:p>
      <text:p text:style-name="P27"><text:tab/><text:tab/>implements Externalizable, Comparable {</text:p>
      <text:p text:style-name="P27"><text:tab/>protected SingleFieldIdentity(Class pcClass);</text:p>
      <text:p text:style-name="P27"><text:tab/>public Class <text:alphabetical-index-mark-start text:id="IMark5240685280" text:main-entry="true"/>getTargetClass<text:alphabetical-index-mark-end text:id="IMark5240685280"/>();</text:p>
      <text:p text:style-name="P27"><text:tab/>public String <text:alphabetical-index-mark-start text:id="IMark5240685280" text:main-entry="true"/><text:alphabetical-index-mark-start text:id="IMark5240688448" text:main-entry="true"/>getTargetClass<text:alphabetical-index-mark-end text:id="IMark5240688448"/>Name<text:alphabetical-index-mark-end text:id="IMark5240685280"/>();</text:p>
      <text:p text:style-name="P27"><text:tab/>public Object <text:alphabetical-index-mark-start text:id="IMark5240685280" text:main-entry="true"/><text:alphabetical-index-mark-start text:id="IMark5240688448" text:main-entry="true"/>getKey<text:alphabetical-index-mark-end text:id="IMark5240688448"/>AsObject<text:alphabetical-index-mark-end text:id="IMark5240685280"/>();</text:p>
      <text:p text:style-name="P27">}</text:p>
      <text:p text:style-name="P27"/>
      <text:p text:style-name="P27">public class <text:alphabetical-index-mark-start text:id="IMark5240685280" text:main-entry="true"/>ByteIdentity<text:alphabetical-index-mark-end text:id="IMark5240685280"/> </text:p>
      <text:p text:style-name="P27"><text:tab/>extends SingleFieldIdentity {</text:p>
      <text:p text:style-name="P27"><text:tab/>public byte <text:alphabetical-index-mark-start text:id="IMark5240685280" text:main-entry="true"/>getKey<text:alphabetical-index-mark-end text:id="IMark5240685280"/>();</text:p>
      <text:p text:style-name="P27"><text:tab/>public ByteIdentity(Class pcClass, byte key);</text:p>
      <text:p text:style-name="P27"><text:tab/>public ByteIdentity(Class pcClass, Byte key);</text:p>
      <text:p text:style-name="P27"><text:tab/>public ByteIdentity(Class pcClass, String key);</text:p>
      <text:p text:style-name="P27">}</text:p>
      <text:p text:style-name="P27"/>
      <text:p text:style-name="P27">public class <text:alphabetical-index-mark-start text:id="IMark5240685280" text:main-entry="true"/>CharIdentity<text:alphabetical-index-mark-end text:id="IMark5240685280"/> </text:p>
      <text:p text:style-name="P27"><text:tab/>extends SingleFieldIdentity {</text:p>
      <text:p text:style-name="P27"><text:tab/>public char getKey();</text:p>
      <text:p text:style-name="P27"><text:tab/>public CharIdentity(Class pcClass, char key);</text:p>
      <text:p text:style-name="P27"><text:tab/>public CharIdentity(Class pcClass, Character key);</text:p>
      <text:p text:style-name="P27"><text:tab/>public CharIdentity(Class pcClass, String key);</text:p>
      <text:p text:style-name="P27">}</text:p>
      <text:p text:style-name="P27"/>
      <text:p text:style-name="P27">public class <text:alphabetical-index-mark-start text:id="IMark5240685280" text:main-entry="true"/>ShortIdentity<text:alphabetical-index-mark-end text:id="IMark5240685280"/></text:p>
      <text:p text:style-name="P27"><text:tab/>extends SingleFieldIdentity {</text:p>
      <text:p text:style-name="P27"><text:tab/>public short getKey();</text:p>
      <text:p text:style-name="P27"><text:tab/>public ShortIdentity(Class pcClass, short key);</text:p>
      <text:p text:style-name="P27"><text:tab/>public ShortIdentity(Class pcClass, Short key);</text:p>
      <text:p text:style-name="P27"><text:tab/>public ShortIdentity(Class pcClass, String key);</text:p>
      <text:p text:style-name="P27">}</text:p>
      <text:p text:style-name="P27"/>
      <text:p text:style-name="P27">public class <text:alphabetical-index-mark-start text:id="IMark5240685280" text:main-entry="true"/>IntIdentity<text:alphabetical-index-mark-end text:id="IMark5240685280"/></text:p>
      <text:p text:style-name="P27"><text:tab/>extends SingleFieldIdentity {</text:p>
      <text:p text:style-name="P27"><text:tab/>public int getKey();</text:p>
      <text:p text:style-name="P27"><text:tab/>public IntIdentity(Class pcClass, int key);</text:p>
      <text:p text:style-name="P27"><text:tab/>public IntIdentity(Class pcClass, Integer key);</text:p>
      <text:p text:style-name="P27"><text:tab/>public IntIdentity(Class pcClass, String key);</text:p>
      <text:p text:style-name="P27">}</text:p>
      <text:p text:style-name="P27"/>
      <text:p text:style-name="P27">public class <text:alphabetical-index-mark-start text:id="IMark5240685280" text:main-entry="true"/>LongIdentity<text:alphabetical-index-mark-end text:id="IMark5240685280"/></text:p>
      <text:p text:style-name="P27"><text:tab/>extends SingleFieldIdentity {</text:p>
      <text:p text:style-name="P27"><text:tab/>public long getKey();</text:p>
      <text:p text:style-name="P27"><text:tab/>public LongIdentity(Class pcClass, long key);</text:p>
      <text:p text:style-name="P27"><text:tab/>public LongIdentity(Class pcClass, Long key);</text:p>
      <text:p text:style-name="P27"><text:tab/>public LongIdentity(Class pcClass, String key);</text:p>
      <text:p text:style-name="P27">}</text:p>
      <text:p text:style-name="P27"/>
      <text:p text:style-name="P27">public class <text:alphabetical-index-mark-start text:id="IMark5240685280" text:main-entry="true"/>StringIdentity<text:alphabetical-index-mark-end text:id="IMark5240685280"/></text:p>
      <text:p text:style-name="P27"><text:tab/>extends SingleFieldIdentity {</text:p>
      <text:p text:style-name="P27"><text:tab/>public String getKey();</text:p>
      <text:p text:style-name="P27"><text:tab/>public StringIdentity(Class pcClass, String key);</text:p>
      <text:p text:style-name="P27">}</text:p>
      <text:p text:style-name="P27"/>
      <text:p text:style-name="P27">public class <text:alphabetical-index-mark-start text:id="IMark5240685280" text:main-entry="true"/>ObjectIdentity<text:alphabetical-index-mark-end text:id="IMark5240685280"/></text:p>
      <text:p text:style-name="P27"><text:soft-page-break/><text:tab/>extends SingleFieldIdentity {</text:p>
      <text:p text:style-name="P27"><text:tab/>public Object getKey();</text:p>
      <text:p text:style-name="P27"><text:tab/>public ObjectIdentity(Class pcClass, Object key);</text:p>
      <text:p text:style-name="P27">}</text:p>
      <text:p text:style-name="P27"/>
      <text:p text:style-name="P1">The constructors that take reference types throw <text:alphabetical-index-mark-start text:id="IMark5240685280" text:main-entry="true"/><text:span text:style-name="T2">JDONullIdentityException</text:span><text:alphabetical-index-mark-end text:id="IMark5240685280"/> if the second argument is null. Valid key values are never <text:span text:style-name="T2">null</text:span>.</text:p>
      <text:p text:style-name="P1">Constructors of primitive identity types that take <text:span text:style-name="T2">String</text:span> parameters convert the parameter to the proper type using the static <text:alphabetical-index-mark-start text:id="IMark5240685280" text:main-entry="true"/><text:span text:style-name="T2">parseXXX</text:span><text:alphabetical-index-mark-end text:id="IMark5240685280"/> method of the corresponding wrapper class.</text:p>
      <text:p text:style-name="P1">Instances of <text:alphabetical-index-mark-start text:id="IMark5240685280" text:main-entry="true"/><text:span text:style-name="T2">SingleFieldIdentity</text:span><text:alphabetical-index-mark-end text:id="IMark5240685280"/> classes are immutable. When serialized, the name of the target class is serialized. When deserialized, the name of the target class is restored, but not the target class. The deserialized instance will return <text:span text:style-name="T2">null</text:span> to <text:alphabetical-index-mark-start text:id="IMark5240688448" text:main-entry="true"/><text:span text:style-name="T2">getTargetClass</text:span><text:alphabetical-index-mark-end text:id="IMark5240688448"/>. All instances will return the “binary” name of the target class (the result of <text:span text:style-name="T2">Class.getName()</text:span>).</text:p>
      <text:p text:style-name="P1">The <text:span text:style-name="T2">SingleFieldIdentity</text:span> classes adhere to all of the requirements for application object id classes, with the exception of field names. That is, there are no public fields visible to the application.</text:p>
      <text:p text:style-name="P1">The <text:span text:style-name="T2">SingleFieldIdentity</text:span> classes implement the <text:span text:style-name="T2">Comparable</text:span> interface. They can thus be used as elements in ordered <text:span text:style-name="T2">Set</text:span>s and keys in ordered <text:span text:style-name="T2">Map</text:span>s. The order is an absolute ordering. In the specific case of <text:span text:style-name="T2">ObjectIdentity</text:span>, the ordering is based first upon the name of the target class and second upon the value of the key. If the key does not implement <text:span text:style-name="T2">Comparable</text:span>, then the <text:span text:style-name="T2">compareTo</text:span> method in <text:span text:style-name="T2">ObjectIdentity</text:span> will throw <text:span text:style-name="T2">ClassCastException</text:span>.</text:p>
      <text:h text:style-name="P38" text:outline-level="3">Datastore identity</text:h>
      <text:p text:style-name="P1"><text:span text:style-name="Assertion">A5.4.2-1 [</text:span>This is the <text:alphabetical-index-mark-start text:id="IMark5240688448" text:main-entry="true"/>JDO identity<text:alphabetical-index-mark-end text:id="IMark5240688448"/> type used for datastores in which the identity of the data in the datastore does not depend on the values in the instance. The implementation guarantees uniqueness for all instances.<text:span text:style-name="Assertion">]</text:span></text:p>
      <text:p text:style-name="P1">A JDO implementation might choose one of the primitive wrapper classes as the <text:span text:style-name="T2">ObjectId</text:span> class (e.g. <text:span text:style-name="T2">Short</text:span>, <text:span text:style-name="T2">Integer</text:span>, <text:span text:style-name="T2">Long</text:span>, or <text:span text:style-name="T2">String</text:span>), or might choose an implementation-specific class. <text:span text:style-name="Assertion">A5.4.2-2 [</text:span>Implementation-specific classes used as JDO <text:span text:style-name="T2">ObjectId</text:span> have the following characteristics:</text:p>
      <text:p text:style-name="P23">•<text:tab/>the <text:span text:style-name="T2">ObjectId</text:span> class must be public;</text:p>
      <text:p text:style-name="P23">•<text:tab/>the <text:span text:style-name="T2">ObjectId</text:span> class must implement <text:span text:style-name="T2">Serializable</text:span>;</text:p>
      <text:p text:style-name="P23">•<text:tab/>the <text:span text:style-name="T2">ObjectId</text:span> class must have a public no-arg constructor, which might be the default constructor;</text:p>
      <text:p text:style-name="P23">•<text:tab/>all serializable fields in the <text:span text:style-name="T2">ObjectId</text:span> class must be public;</text:p>
      <text:p text:style-name="P23">•<text:tab/>the field types of all non-static fields in the <text:span text:style-name="T2">ObjectId</text:span> class must be serializable;</text:p>
      <text:p text:style-name="P23">•<text:tab/>the <text:span text:style-name="T2">ObjectId</text:span> class must override the <text:span text:style-name="T2">toString()</text:span> method defined in <text:span text:style-name="T2">Object</text:span>, and return a <text:span text:style-name="T2">String</text:span> that can be used as the parameter of the <text:span text:style-name="T2">PersistenceManager</text:span> method <text:span text:style-name="T2">newObjectIdInstance(Class cls, String key)</text:span>; <text:span text:style-name="Assertion">]</text:span></text:p>
      <text:p text:style-name="P1">Note that, unlike application identity, datastore identity <text:span text:style-name="T2">ObjectId</text:span> classes are <text:span text:style-name="T4">not</text:span> required to support equality with <text:span text:style-name="T2">ObjectId</text:span> classes from other JDO implementations. Further, the application cannot change the JDO identity of an instance of a class using datastore identity.</text:p>
      <text:h text:style-name="P38" text:outline-level="3"><text:soft-page-break/>Nondurable <text:alphabetical-index-mark-start text:id="IMark5240688448" text:main-entry="true"/>JDO identity<text:alphabetical-index-mark-end text:id="IMark5240688448"/></text:h>
      <text:p text:style-name="P1">The primary usage for nondurable JDO identity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1">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1">As another example, if a datastore instance using nondurable identity is loaded twice into the VM by the same <text:span text:style-name="T2">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1">Because the JDO identity is not visible in the datastore, there are special behaviors with regard to nondurable JDO identity:</text:p>
      <text:p text:style-name="P23">•<text:span text:style-name="T4"><text:tab/></text:span><text:span text:style-name="Assertion">A5.4.3-5 [</text:span>the <text:span text:style-name="T2">ObjectId</text:span> is not valid after making the associated instance <text:alphabetical-index-mark-start text:id="IMark5240688448" text:main-entry="true"/>hollow<text:alphabetical-index-mark-end text:id="IMark5240688448"/>, and attempts to retrieve it will throw a <text:span text:style-name="T2">JDOUserException</text:span>;<text:span text:style-name="Assertion">]</text:span></text:p>
      <text:p text:style-name="P23">•<text:span text:style-name="T4"><text:tab/></text:span><text:span text:style-name="Assertion">A5.4.3-6 [</text:span>the <text:span text:style-name="T2">ObjectId</text:span> cannot be used in a different instance of <text:span text:style-name="T2">PersistenceManager</text:span> from the one that issued it, and attempts to use it even indirectly (e.g. <text:span text:style-name="T2">getObjectById</text:span> with a persistence-capable object as the parameter) will throw a <text:span text:style-name="T2">JDOUserException</text:span>;<text:span text:style-name="Assertion">]</text:span></text:p>
      <text:p text:style-name="P23">•<text:span text:style-name="T4"><text:tab/></text:span><text:span text:style-name="Assertion">A5.4.3-7 [</text:span>the persistent instance might transition to <text:alphabetical-index-mark-start text:id="IMark5240688448" text:main-entry="true"/>persistent-nontransactional<text:alphabetical-index-mark-end text:id="IMark5240688448"/> or hollow but cannot transition to any other state afterward;<text:span text:style-name="Assertion">]</text:span></text:p>
      <text:p text:style-name="P23">•<text:span text:style-name="T4"><text:tab/></text:span><text:span text:style-name="Assertion">A5.4.3-8 [</text:span>attempts to access the instance in the hollow state will throw a <text:span text:style-name="T2">JDOUserException</text:span>;<text:span text:style-name="Assertion">]</text:span></text:p>
      <text:p text:style-name="P23">•<text:span text:style-name="T4"><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3">•<text:span text:style-name="T4"><text:tab/></text:span><text:span text:style-name="Assertion">A5.4.3-10 [</text:span><text:span text:style-name="T2">makePersistent</text:span> will succeed even though another instance already has the same values for all persistent fields.<text:span text:style-name="Assertion">]</text:span></text:p>
      <text:p text:style-name="P1"><text:span text:style-name="Assertion">A5.4.3-11 [</text:span>For JDO identity that is not managed by the datastore, the class that implements JDO <text:span text:style-name="T2">ObjectId</text:span> has the following characteristics:</text:p>
      <text:p text:style-name="P23">•<text:tab/>the <text:span text:style-name="T2">ObjectId</text:span> class must be public;</text:p>
      <text:p text:style-name="P23"><text:soft-page-break/>•<text:tab/>the <text:span text:style-name="T2">ObjectId</text:span> class must have a public constructor, which might be the default constructor or a no-arg constructor;</text:p>
      <text:p text:style-name="P23">•<text:tab/>all fields in the <text:span text:style-name="T2">ObjectId</text:span> class must be public;</text:p>
      <text:p text:style-name="P23">•<text:tab/>the field types of all fields in the <text:span text:style-name="T2">ObjectId</text:span> class must be serializable.<text:span text:style-name="Assertion">]</text:span></text:p>
      <text:p text:style-name="P18"><draw:frame draw:style-name="fr2" draw:name="5" text:anchor-type="as-char" svg:width="2.7917in" svg:height="0.1346in" draw:z-index="7"><draw:image xlink:href="Pictures/2000000700000FB5000000C94FDA4EAC.wmf" xlink:type="simple" xlink:show="embed" xlink:actuate="onLoad"/></draw:frame></text:p>
      <text:h text:style-name="P37" text:outline-level="2">Life Cycle States</text:h>
      <text:p text:style-name="P1"><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41" text:outline-level="4"><text:tab/><text:tab/>Datastore Transactions</text:h>
      <text:p text:style-name="P1">The following descriptions apply to datastore transactions with retainValues=false. <text:alphabetical-index-mark-start text:id="IMark5240688448" text:main-entry="true"/>Optimistic transaction<text:alphabetical-index-mark-end text:id="IMark5240688448"/> and retainValues=true state transitions are covered later in this chapter.</text:p>
      <text:h text:style-name="P38" text:outline-level="3"><text:alphabetical-index-mark-start text:id="IMark5240688448" text:main-entry="true"/>Transient<text:alphabetical-index-mark-end text:id="IMark5240688448"/> (Required)</text:h>
      <text:p text:style-name="P1"><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1"><text:span text:style-name="Assertion">A5.5.1-2 [ </text:span>There is no <text:alphabetical-index-mark-start text:id="IMark5240688448" text:main-entry="true"/>JDO identity<text:alphabetical-index-mark-end text:id="IMark5240688448"/> associated with a transient instance. <text:span text:style-name="Assertion">]</text:span></text:p>
      <text:p text:style-name="P1"><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1"><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5240688448" text:main-entry="true"/>persistence by reachability<text:alphabetical-index-mark-end text:id="IMark5240688448"/>.</text:p>
      <text:p text:style-name="P1"><text:span text:style-name="Assertion">A5.5.1-6 [ </text:span>No methods of transient instances throw exceptions except those defined by the class developer.<text:span text:style-name="Assertion">]</text:span></text:p>
      <text:p text:style-name="P1"><text:span text:style-name="Assertion">A5.5.1-7 [</text:span>A transient instance transitions to persistent-new if it is the parameter of <text:span text:style-name="T2">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8" text:outline-level="3"><text:alphabetical-index-mark-start text:id="IMark5240688448" text:main-entry="true"/>Persistent-new<text:alphabetical-index-mark-end text:id="IMark5240688448"/> (Required)</text:h>
      <text:p text:style-name="P1"><text:span text:style-name="Assertion">A5.5.2-1 [ </text:span>JDO instances that are newly persistent in the current transaction are persistent-new. This is the state of an instance that has been requested by the application component to become persistent, by using one of the <text:span text:style-name="T2">PersistenceManager</text:span> <text:span text:style-name="T2">makePersistent</text:span> methods on the instance.<text:span text:style-name="Assertion">]</text:span></text:p>
      <text:p text:style-name="P1">During the transition from transient to persistent-new</text:p>
      <text:p text:style-name="P23">•<text:tab/>the associated <text:span text:style-name="T2">PersistenceManager</text:span> becomes responsible to implement state interrogation and further state transitions. </text:p>
      <text:p text:style-name="P23">•<text:tab/>if the transaction flag <text:alphabetical-index-mark-start text:id="IMark5240688448" text:main-entry="true"/><text:span text:style-name="T2">restoreValues</text:span><text:alphabetical-index-mark-end text:id="IMark5240688448"/> is <text:span text:style-name="T2">true</text:span>, <text:span text:style-name="Assertion">A5.5.2-2 [ </text:span>the values of persistent and transactional non-persistent fields are saved for use during rollback.<text:span text:style-name="Assertion">]</text:span></text:p>
      <text:p text:style-name="P23">•<text:tab/>the values of persistent fields of mutable SCO types (e.g. <text:span text:style-name="T2">java.util.Date</text:span>, <text:span text:style-name="T2">java.util.HashSet</text:span>, etc.) are replaced with JDO implementation-specific copies of the field values that track changes and are owned by the persistent instance.</text:p>
      <text:p text:style-name="P23"><text:soft-page-break/>•<text:span text:style-name="T4"><text:tab/></text:span><text:span text:style-name="Assertion">A5.5.2-3 [ </text:span>a <text:alphabetical-index-mark-start text:id="IMark5240688448" text:main-entry="true"/>JDO identity<text:alphabetical-index-mark-end text:id="IMark5240688448"/> is assigned to the instance by the JDO implementation.<text:span text:style-name="Assertion">]</text:span> This identity uniquely identifies the instance inside the <text:span text:style-name="T2">PersistenceManager</text:span> and might uniquely identify the instance in the datastore. A copy of the JDO identity will be returned by the <text:span text:style-name="T2">PersistenceManager</text:span> method <text:span text:style-name="T2">getObjectId(Object)</text:span>.</text:p>
      <text:p text:style-name="P23">•<text:span text:style-name="T4"><text:tab/></text:span><text:span text:style-name="Assertion">A5.5.2-7 [</text:span>instances reachable from this instance by fields of persistence-capable types and collections of persistence-capable types become provisionally persistent and transition from transient to persistent-new. If the instances made provisionally persistent are still reachable at commit time, they become persistent. This effect is recursive, effectively making the transitive closure of transient instances provisionally persistent.<text:span text:style-name="Assertion">]</text:span></text:p>
      <text:p text:style-name="P1"><text:span text:style-name="Assertion">A5.5.2-4 [ </text:span>A persistent-new instance transitions to persistent-new-deleted if it is the parameter of <text:span text:style-name="T2">deletePersistent</text:span>.<text:span text:style-name="Assertion">]</text:span></text:p>
      <text:p text:style-name="P1"><text:span text:style-name="Assertion">A5.5.2-5 [ </text:span>A persistent-new instance transitions to hollow when it is flushed to the datastore during <text:span text:style-name="T2">commit</text:span> when retainValues is false. This transition is not visible during <text:alphabetical-index-mark-start text:id="IMark5240688448" text:main-entry="true"/><text:span text:style-name="T2">beforeCompletion</text:span><text:alphabetical-index-mark-end text:id="IMark5240688448"/>, and is visible during <text:alphabetical-index-mark-start text:id="IMark5240685280" text:main-entry="true"/><text:span text:style-name="T2">afterCompletion</text:span><text:alphabetical-index-mark-end text:id="IMark5240685280"/>.<text:span text:style-name="Assertion">]</text:span> <text:span text:style-name="Assertion">A5.5.2-8 [</text:span>During <text:span text:style-name="T2">beforeCompletion</text:span>, the user-defined <text:span text:style-name="T2">jdoPreStore</text:span> method is called if the class implements <text:span text:style-name="T2">InstanceCallbacks</text:span>.<text:span text:style-name="Assertion">]</text:span></text:p>
      <text:p text:style-name="P1"><text:span text:style-name="Assertion">A5.5.2-6 [ </text:span>A persistent-new instance transitions to transient at rollback.<text:span text:style-name="Assertion">]</text:span> The instance loses its JDO Identity and its association with the <text:span text:style-name="T2">PersistenceManager.</text:span> <text:span text:style-name="Assertion">A5.5.2-9 [</text:span>If <text:alphabetical-index-mark-start text:id="IMark5240685280" text:main-entry="true"/>restoreValues<text:alphabetical-index-mark-end text:id="IMark5240685280"/> is false, the values of managed fields in the instance are left as they were at the time rollback was called.<text:span text:style-name="Assertion">]</text:span> If restoreValues is true, the values of managed fields in the instance are restored to the values as they were at the time makePersistent was called.</text:p>
      <text:h text:style-name="P38" text:outline-level="3"><text:alphabetical-index-mark-start text:id="IMark5240685280" text:main-entry="true"/>Persistent-dirty<text:alphabetical-index-mark-end text:id="IMark5240685280"/> (Required)</text:h>
      <text:p text:style-name="P1"><text:span text:style-name="Assertion">A5.5.3-1 [ </text:span>JDO instances that represent persistent data that was changed in the current transaction are persistent-dirty.<text:span text:style-name="Assertion">]</text:span> </text:p>
      <text:p text:style-name="P1"><text:span text:style-name="Assertion">A5.5.3-2 [ </text:span>A persistent-dirty instance transitions to persistent-deleted if it is the parameter of <text:span text:style-name="T2">deletePersistent</text:span>.<text:span text:style-name="Assertion">]</text:span></text:p>
      <text:p text:style-name="P1">Persistent-dirty instances transition to hollow during <text:span text:style-name="Assertion">A5.5.3-3 [ </text:span>commit<text:span text:style-name="Assertion">]</text:span> when retainValues is false or during <text:span text:style-name="Assertion">A5.5.3-4 [ </text:span>rollback<text:span text:style-name="Assertion">]</text:span> when restoreValues is false. <text:span text:style-name="Assertion">A5.5.3-7 [</text:span>During <text:alphabetical-index-mark-start text:id="IMark5240685280" text:main-entry="true"/><text:span text:style-name="T2">beforeCompletion</text:span><text:alphabetical-index-mark-end text:id="IMark5240685280"/>, the user-defined <text:span text:style-name="T2">jdoPreStore</text:span> method is called if the class implements <text:span text:style-name="T2">StoreCallback</text:span>.<text:span text:style-name="Assertion">]</text:span></text:p>
      <text:p text:style-name="P1">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1"><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8" text:outline-level="3"><text:alphabetical-index-mark-start text:id="IMark5240685280" text:main-entry="true"/>Hollow<text:alphabetical-index-mark-end text:id="IMark5240685280"/> (Required)</text:h>
      <text:p text:style-name="P1">JDO instances that represent specific persistent data in the datastore but whose values are not in the JDO instance are hollow. The hollow state provides for the guarantee of uniqueness for persistent instances between transactions.</text:p>
      <text:p text:style-name="P1"><text:soft-page-break/>This is permitted to be the state of instances committed from a previous transaction, acquired by the method <text:span text:style-name="T2">getObjectById</text:span>, returned by iterating an <text:span text:style-name="T2">Extent</text:span>, returned in the result of a query execution, or navigating a persistent field reference. However, the JDO implementation may choose to return instances in a different state reachable from hollow.</text:p>
      <text:p text:style-name="P1">A JDO implementation is permitted to effect a legal state transition of a hollow instance at any time, as if a field were read. Therefore, the hollow state might not be visible to the application.</text:p>
      <text:p text:style-name="P1"><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hollow. </text:p>
      <text:p text:style-name="P1">Requests by the application for an instance with the same JDO identity (query, navigation, or lookup by ObjectId), in a subsequent transaction using the same <text:span text:style-name="T2">PersistenceManager</text:span> instance, will return the identical Java instance<text:span text:style-name="Assertion">]</text:span>, assuming it has not been garbage collected. If the application does not hold a strong reference to a hollow instance, the instance might be garbage collected, as the <text:span text:style-name="T2">PersistenceManager</text:span> must not hold a strong reference to any hollow instance.</text:p>
      <text:p text:style-name="P1"><text:span text:style-name="Assertion">A5.5.4-2 [ </text:span>The hollow JDO instance maintains its JDO identity and its association with the JDO <text:span text:style-name="T2">PersistenceManager</text:span>.<text:span text:style-name="Assertion">]</text:span> <text:span text:style-name="Assertion">A5.5.4-3 [ </text:span>If the instance is of a class using application identity, the hollow instance maintains its primary key fields.<text:span text:style-name="Assertion">]</text:span></text:p>
      <text:p text:style-name="P2"><text:span text:style-name="Assertion">A5.5.4-4 [ </text:span>A hollow instance transitions to <text:alphabetical-index-mark-start text:id="IMark5240685280" text:main-entry="true"/>persistent-deleted<text:alphabetical-index-mark-end text:id="IMark5240685280"/> if it is the parameter of <text:span text:style-name="T2">deletePersistent</text:span>.<text:span text:style-name="Assertion">]</text:span></text:p>
      <text:p text:style-name="P1"><text:span text:style-name="Assertion">A5.5.4-5 [ </text:span>A hollow instance transitions to <text:alphabetical-index-mark-start text:id="IMark5240685280" text:main-entry="true"/>persistent-dirty<text:alphabetical-index-mark-end text:id="IMark5240685280"/> if a change is made to any managed field.<text:span text:style-name="Assertion">]</text:span> <text:span text:style-name="Assertion">A5.5.4-6 [ </text:span>It transitions to <text:alphabetical-index-mark-start text:id="IMark5240688448" text:main-entry="true"/>persistent-clean<text:alphabetical-index-mark-end text:id="IMark5240688448"/> if a read access is made to any persistent field other than one of the primary key fields.<text:span text:style-name="Assertion">]</text:span> </text:p>
      <text:p text:style-name="P1"><text:span text:style-name="Assertion">A5.5.4-AD1 [</text:span>A hollow instance transitions to detached if the transaction associated with its persistence manager is committed while the <text:alphabetical-index-mark-start text:id="IMark5240688448" text:main-entry="true"/>DetachAllOnCommit<text:alphabetical-index-mark-end text:id="IMark5240688448"/> property is true.<text:span text:style-name="Assertion">]</text:span></text:p>
      <text:p text:style-name="P1">The behavior of persistent instances at close of the corresponding PersistenceManager is not further defined in this specification. </text:p>
      <text:h text:style-name="P38" text:outline-level="3"><text:alphabetical-index-mark-start text:id="IMark5240688448" text:main-entry="true"/>Persistent-clean<text:alphabetical-index-mark-end text:id="IMark5240688448"/> (Required)</text:h>
      <text:p text:style-name="P1">JDO instances that represent specific transactional persistent data in the datastore, and whose values have not been changed in the current transaction, are persistent-clean. This is the state of an instance whose values have been requested in the current datastore transaction, and whose values have not been changed by the current transaction.</text:p>
      <text:p text:style-name="P1"><text:span text:style-name="Assertion">A5.5.5-1 [ </text:span>A persistent-clean instance transitions to persistent-dirty if a change is made to any managed field.<text:span text:style-name="Assertion">]</text:span></text:p>
      <text:p text:style-name="P1"><text:span text:style-name="Assertion">A5.5.5-2 [ </text:span>A persistent-clean instance transitions to persistent-deleted if it is the parameter of <text:span text:style-name="T2">deletePersistent</text:span>.<text:span text:style-name="Assertion">] </text:span></text:p>
      <text:p text:style-name="P1"><text:span text:style-name="Assertion">A5.5.5-3 [ </text:span>A persistent-clean instance transitions to <text:alphabetical-index-mark-start text:id="IMark5240688448" text:main-entry="true"/>persistent-nontransactional<text:alphabetical-index-mark-end text:id="IMark5240688448"/> if it is the parameter of <text:span text:style-name="T1">makeNontransactional</text:span>.<text:span text:style-name="Assertion">]</text:span></text:p>
      <text:p text:style-name="P1">A persistent-clean instance transitions to hollow at <text:span text:style-name="Assertion">A5.5.5-4 [ </text:span>commit when retainValues is false;<text:span text:style-name="Assertion">]</text:span> or <text:span text:style-name="Assertion">A5.5.5-5 [</text:span> rollback when <text:alphabetical-index-mark-start text:id="IMark5240688448" text:main-entry="true"/>restoreValues<text:alphabetical-index-mark-end text:id="IMark5240688448"/> is false.<text:span text:style-name="Assertion">]</text:span> It retains its identity and its association with the <text:span text:style-name="T2">PersistenceManager</text:span>.</text:p>
      <text:h text:style-name="P38" text:outline-level="3"><text:soft-page-break/><text:alphabetical-index-mark-start text:id="IMark5240688448" text:main-entry="true"/>Persistent-deleted<text:alphabetical-index-mark-end text:id="IMark5240688448"/> (Required)</text:h>
      <text:p text:style-name="P1"><text:span text:style-name="Assertion">A5.5.6-1 [ </text:span>JDO instances that represent specific persistent data in the datastore, and that have been deleted in the current transaction, are persistent-deleted.<text:span text:style-name="Assertion">]</text:span></text:p>
      <text:p text:style-name="P1"><text:span text:style-name="Assertion">A5.5.6-2 [ </text:span>Read access to <text:alphabetical-index-mark-start text:id="IMark5240688448" text:main-entry="true"/>primary key<text:alphabetical-index-mark-end text:id="IMark5240688448"/> fields is permitted.<text:span text:style-name="Assertion">]</text:span> <text:span text:style-name="Assertion">A5.5.6-3 &amp; A5.5.6-4 [ </text:span>Any other access to persistent fields is not supported and might throw a <text:span text:style-name="T2">JDOUserException</text:span>.<text:span text:style-name="Assertion">]</text:span></text:p>
      <text:p text:style-name="P1"><text:span text:style-name="Assertion">A5.5.6-7 [</text:span>Before the transition to persistent-deleted, the user-written <text:span text:style-name="T2">jdoPreDelete</text:span> is called if the persistence-capable class implements <text:span text:style-name="T2">InstanceCallbacks</text:span>.<text:span text:style-name="Assertion">]</text:span></text:p>
      <text:p text:style-name="P1"><text:span text:style-name="Assertion">A5.5.6-5 [ </text:span>A persistent-deleted instance transitions to transient at commit. During the transition, its persistent fields are written with their Java default values, and the instance loses its JDO Identity and its association with the <text:span text:style-name="T2">PersistenceManager</text:span>.<text:span text:style-name="Assertion">]</text:span> </text:p>
      <text:p text:style-name="P1"><text:span text:style-name="Assertion">A5.5.6-6 [ </text:span>A persistent-deleted instance transitions to hollow at rollback when restoreValues is false. The instance retains its JDO Identity and its association with the <text:span text:style-name="T2">PersistenceManager.</text:span><text:span text:style-name="Assertion">]</text:span></text:p>
      <text:h text:style-name="P38" text:outline-level="3">Persistent-new-deleted (Required)</text:h>
      <text:p text:style-name="P1"><text:span text:style-name="Assertion">A5.5.7-1 [ </text:span>JDO instances that represent instances that have been newly made persistent and deleted in the current transaction are persistent-new-deleted.<text:span text:style-name="Assertion">]</text:span></text:p>
      <text:p text:style-name="P1"><text:span text:style-name="Assertion">A5.5.7-2 [ </text:span>Read access to primary key fields is permitted.<text:span text:style-name="Assertion">]</text:span> <text:span text:style-name="Assertion">A5.5.7-3 &amp; A5.5.7-4 [ </text:span>Any other access to persistent fields is not supported and might throw a <text:span text:style-name="T2">JDOUserException</text:span>.<text:span text:style-name="Assertion">]</text:span></text:p>
      <text:p text:style-name="P1"><text:span text:style-name="Assertion">A5.5.7-7 [</text:span>Before the transition to persistent-new-deleted, the user-written <text:span text:style-name="T2">jdoPreDelete</text:span> is called if the persistence-capable class implements <text:span text:style-name="T2">InstanceCallbacks</text:span>.<text:span text:style-name="Assertion">]</text:span></text:p>
      <text:p text:style-name="P1"><text:span text:style-name="Assertion">A5.5.7-5 [ </text:span>A persistent-new-deleted instance transitions to transient at commit. During the transition, its persistent fields are written with their Java default values, and the instance loses its JDO Identity and its association with the <text:span text:style-name="T2">PersistenceManager</text:span>.<text:span text:style-name="Assertion">]</text:span> </text:p>
      <text:p text:style-name="P1"><text:span text:style-name="Assertion">A5.5.7-6 [ </text:span>A persistent-new-deleted instance transitions to transient at rollback. The instance loses its JDO Identity and its association with the <text:span text:style-name="T2">PersistenceManager.</text:span><text:span text:style-name="Assertion">]</text:span></text:p>
      <text:p text:style-name="P1"><text:span text:style-name="Assertion">A5.5.7-8 [</text:span>If <text:alphabetical-index-mark-start text:id="IMark5240688448" text:main-entry="true"/><text:span text:style-name="T2">RestoreValues</text:span><text:alphabetical-index-mark-end text:id="IMark5240688448"/> is <text:span text:style-name="T2">true</text:span>, the values of managed fields in the instance are restored to their state as of the call to <text:span text:style-name="T2">makePersistent</text:span>. If <text:span text:style-name="T2">RestoreValues</text:span> is <text:span text:style-name="T2">false</text:span>, the values of managed fields in the instance are left as they were at the time rollback was called.<text:span text:style-name="Assertion">]</text:span></text:p>
      <text:h text:style-name="P38" text:outline-level="3"><text:alphabetical-index-mark-start text:id="IMark5240688448" text:main-entry="true"/>Detached-clean<text:alphabetical-index-mark-end text:id="IMark5240688448"/> (Required)</text:h>
      <text:p text:style-name="P1"><text:span text:style-name="Assertion">A5.5.8-1 [</text:span>JDO instances that have been detached from their persistence manager and have not been modified are detached-clean.<text:span text:style-name="Assertion">]</text:span> Detachment is done by one of three ways: </text:p>
      <text:p text:style-name="P23">•<text:tab/>the instance or an instance containing a reference to the instance is serialized; in this case, the serialized instance is detached</text:p>
      <text:p text:style-name="P23">•<text:tab/>the transaction of the persistence manager managing the instance is committed and the <text:alphabetical-index-mark-start text:id="IMark5240688448" text:main-entry="true"/><text:span text:style-name="T2">DetachAllOnCommit</text:span><text:alphabetical-index-mark-end text:id="IMark5240688448"/> property is <text:span text:style-name="T2">true</text:span>; in this case the persistent instance itself is detached (there is no copy)</text:p>
      <text:p text:style-name="P23">•<text:tab/>the instance is explicitly detached from the persistence manager via one of the <text:span text:style-name="T2">detachCopy</text:span> or <text:span text:style-name="T2">detachCopyAll</text:span> methods; in this case the copy is detached.</text:p>
      <text:p text:style-name="P1"><text:span text:style-name="Assertion">A5.5.8-2 [</text:span>Detached-clean instances transition to detached-dirty if a loaded field is modified.<text:span text:style-name="Assertion">]</text:span> <text:span text:style-name="Assertion">A5.5.8-3 [</text:span>Attempts to change their state via any of the persistence manager methods except for <text:span text:style-name="T2">makePersistent</text:span> and <text:span text:style-name="T2">deletePersistent</text:span>throw <text:span text:style-name="T2">JDOUserException</text:span>.<text:span text:style-name="Assertion">]</text:span></text:p>
      <text:p text:style-name="P1"><text:soft-page-break/>Evict, refresh, retrieve, makeTransient, makeTransactional, and makeNontransactional throw JDOUserException if a parameter instance is in the detached-clean or detached-dirty state.</text:p>
      <text:p text:style-name="P1">A detachable class is not serialization-compatible with the corresponding unenhanced class.</text:p>
      <text:p text:style-name="P1">Detached-clean instances transition to persistent-nontransactional or persistent-clean (depending on the <text:span text:style-name="T2">Optimistic</text:span> setting) if they are parameters to <text:span text:style-name="T2">makePersistent</text:span> when <text:span text:style-name="T2">CopyOnAttach</text:span> is <text:span text:style-name="T2">false</text:span>.</text:p>
      <text:p text:style-name="P1">Detached instances are further described in section 12.6.8.</text:p>
      <text:h text:style-name="P38" text:outline-level="3"><text:alphabetical-index-mark-start text:id="IMark5240688448" text:main-entry="true"/>Detached-dirty<text:alphabetical-index-mark-end text:id="IMark5240688448"/> (Required)</text:h>
      <text:p text:style-name="P1">JDO instances that have been removed from their persistence manager and have fields marked as modified are detached-dirty. </text:p>
      <text:p text:style-name="P1"><text:span text:style-name="Assertion">A5.5.9-1 [</text:span>Fields are marked as modified if a field of the detached instance is explicitly modified by the application.<text:span text:style-name="Assertion">]</text:span> </text:p>
      <text:p text:style-name="P1"><text:span text:style-name="Assertion">A5.5.9-2 [</text:span>Detached-dirty instances do not change their life cycle state unless <text:span text:style-name="T2">CopyOnAttach</text:span> is false. When <text:span text:style-name="T2">CopyOnAttach</text:span> is false, detached-dirty instances transition to persistent-dirty during <text:span text:style-name="T2">makePersistent</text:span>. <text:span text:style-name="Assertion">]</text:span> </text:p>
      <text:p text:style-name="P1">Evict, refresh, retrieve, makeTransient, makeTransactional, and makeNontransactional throw JDOUserException if a parameter instance is in the detached-clean or detached-dirty state.</text:p>
      <text:p text:style-name="P18"><draw:frame draw:style-name="fr2" draw:name="6" text:anchor-type="as-char" svg:width="2.7917in" svg:height="0.1346in" draw:z-index="9"><draw:image xlink:href="Pictures/2000000700000FB5000000C94FDA4EAC.wmf" xlink:type="simple" xlink:show="embed" xlink:actuate="onLoad"/></draw:frame></text:p>
      <text:h text:style-name="P37" text:outline-level="2"><text:alphabetical-index-mark-start text:id="IMark5240688448" text:main-entry="true"/>Nontransactional<text:alphabetical-index-mark-end text:id="IMark5240688448"/> (Optional)</text:h>
      <text:p text:style-name="P1">Management of nontransactional instances is an optional feature of a JDO implementation. Usage is primarily for slowly changing data or for <text:alphabetical-index-mark-start text:id="IMark5240688448" text:main-entry="true"/>optimistic transaction<text:alphabetical-index-mark-end text:id="IMark5240688448"/> management, as the values in nontransactional instances are not guaranteed to be transactionally consistent. </text:p>
      <text:p text:style-name="P3">The use of this feature is governed by the <text:span text:style-name="T2">PersistenceManager</text:span> options <text:span text:style-name="T2">Non</text:span><text:span text:style-name="T2">–</text:span><text:span text:style-name="T2">transactionalRead</text:span>, <text:span text:style-name="T2">NontransactionalWrite</text:span>, <text:span text:style-name="T2">Optimistic</text:span>, and <text:span text:style-name="T2">RetainValues</text:span>. An implementation might support any or all of these options. For example, an implementation might support only <text:span text:style-name="T2">NontransactionalRead</text:span>. For options that are not supported, the value of the unsupported property is <text:span text:style-name="T2">false</text:span> and it may not be changed.</text:p>
      <text:p text:style-name="P1"><text:span text:style-name="Assertion">A5.6-1 [ </text:span>If a <text:span text:style-name="T2">PersistenceManager</text:span> does not support this optional feature, an operation that would result in an instance transitioning to the <text:alphabetical-index-mark-start text:id="IMark5240688448" text:main-entry="true"/>persistent-nontransactional<text:alphabetical-index-mark-end text:id="IMark5240688448"/> state<text:span text:style-name="Assertion">]</text:span> or <text:span text:style-name="Assertion">[</text:span>a request to set<text:span text:style-name="Assertion">]</text:span> the <text:span text:style-name="Assertion">A5.6-2 [</text:span><text:span text:style-name="T2">NontransactionalRead</text:span><text:span text:style-name="Assertion">]</text:span>, <text:span text:style-name="Assertion">A5.6-3 [</text:span><text:span text:style-name="T2">NontransactionalWrite</text:span><text:span text:style-name="Assertion">]</text:span>, <text:span text:style-name="Assertion">A5.6-15 [</text:span><text:span text:style-name="T2">Optimistic</text:span><text:span text:style-name="Assertion">]</text:span>, or <text:span text:style-name="Assertion">A5.6-4 [</text:span><text:span text:style-name="T2">RetainValues</text:span><text:span text:style-name="Assertion">]</text:span> <text:span text:style-name="Assertion">[</text:span>option to <text:span text:style-name="T2">true</text:span><text:span text:style-name="Assertion">]</text:span>, <text:span text:style-name="Assertion">[</text:span>throws a <text:span text:style-name="T2">JDOUnsupportedOptionException</text:span>.<text:span text:style-name="Assertion">]</text:span> </text:p>
      <text:p text:style-name="P1"><text:span text:style-name="T2">NontransactionalRead</text:span>, <text:span text:style-name="T2">NontransactionalWrite</text:span>, <text:span text:style-name="T2">Optimistic</text:span>, and <text:span text:style-name="T2">RetainValues</text:span> are independent options. A JDO implementation must not automatically change the values of these properties as a side effect of the user changing other properties.</text:p>
      <text:p text:style-name="P1">With <text:span text:style-name="T2">NontransactionalRead</text:span> set to <text:span text:style-name="T2">true</text:span>:</text:p>
      <text:p text:style-name="P23">•<text:span text:style-name="T4"><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hollow or persistent-nontransactional state.</text:p>
      <text:p text:style-name="P23">•<text:span text:style-name="T4"><text:tab/></text:span><text:span text:style-name="Assertion">A5.6-7 [ </text:span>When a managed, non-key field of a hollow instance is read outside a transaction, the instance transitions to persistent-nontransactional.<text:span text:style-name="Assertion">]</text:span></text:p>
      <text:p text:style-name="P23"><text:soft-page-break/>•<text:span text:style-name="T4"><text:tab/></text:span><text:span text:style-name="Assertion">A5.6-8 [ </text:span>If a persistent-clean instance is the parameter of <text:span text:style-name="T2">makeNontransactional</text:span>, the instance transitions to persistent-nontransactional.<text:span text:style-name="Assertion">]</text:span></text:p>
      <text:p text:style-name="P1">With <text:span text:style-name="T2">NontransactionalWrite</text:span> set to <text:span text:style-name="T2">true</text:span>:</text:p>
      <text:p text:style-name="P23">•<text:span text:style-name="T4"><text:tab/></text:span><text:span text:style-name="Assertion">A5.6-9 [ </text:span>Modification of persistent-nontransactional instances is permitted outside a transaction. The changes might participate in a subsequent transaction.<text:span text:style-name="Assertion">]</text:span></text:p>
      <text:p text:style-name="P23">•<text:tab/>This is an incompatible change from the behavior in JDO 1.0. Compatibility is only supported if a subsequent transaction is not begun after making changes to persistent instances in the cache.</text:p>
      <text:p text:style-name="P1">With <text:span text:style-name="T2">RetainValues</text:span> set to <text:span text:style-name="T2">true</text:span>:</text:p>
      <text:p text:style-name="P23">•<text:tab/>At commit, <text:span text:style-name="Assertion">A5.6-10 [ </text:span>persistent-clean<text:span text:style-name="Assertion">]</text:span>, <text:span text:style-name="Assertion">A5.6-11 [ </text:span>persistent-new<text:span text:style-name="Assertion">]</text:span>, and <text:span text:style-name="Assertion">A5.6-12 [ </text:span>persistent-dirty<text:span text:style-name="Assertion">]</text:span> instances transition to persistent-nontransactional.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2">java.util.Date</text:span>, and <text:span text:style-name="T2">Collection</text:span> and <text:span text:style-name="T2">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1">With <text:alphabetical-index-mark-start text:id="IMark5240688448" text:main-entry="true"/><text:span text:style-name="T2">RestoreValues</text:span><text:alphabetical-index-mark-end text:id="IMark5240688448"/> set to <text:span text:style-name="T2">true</text:span>:</text:p>
      <text:p text:style-name="P23">•<text:tab/>If the JDO implementation does not support persistent-nontransactional instances, at rollback <text:span text:style-name="Assertion">A5.6-16 [</text:span>persistent-deleted<text:span text:style-name="Assertion">]</text:span>, <text:span text:style-name="Assertion">A5.6-17 [</text:span>persistent-clean<text:span text:style-name="Assertion">]</text:span> and <text:span text:style-name="Assertion">A5.6-18 [</text:span>persistent-dirty<text:span text:style-name="Assertion">]</text:span> instances transition to hollow.</text:p>
      <text:p text:style-name="P23">•<text:tab/>If the JDO implementation supports persistent-nontransactional instances, at rollback <text:span text:style-name="Assertion">A5.6-19 [</text:span>persistent-deleted<text:span text:style-name="Assertion">]</text:span>, <text:span text:style-name="Assertion">A5.6-20 [</text:span>persistent-clean<text:span text:style-name="Assertion">]</text:span> and <text:span text:style-name="Assertion">A5.6-21 [</text:span>persistent-dirty<text:span text:style-name="Assertion">]</text:span> instances transition to persistent-nontransactional. The state of each managed field in <text:span text:style-name="Assertion">A5.6-22 [</text:span>persistent-deleted<text:span text:style-name="Assertion">]</text:span> and <text:span text:style-name="Assertion">A5.6-23 [</text:span>persistent-dirty instances is restored:</text:p>
      <text:p text:style-name="P32">• <text:s/>fields of primitive types (<text:span text:style-name="T3">int</text:span>, <text:span text:style-name="T3">float</text:span>, etc.), wrapper types (<text:span text:style-name="T3">Integer</text:span>, <text:span text:style-name="T3">Float</text:span>, etc.), immutable types (<text:span text:style-name="T3">Locale</text:span>, etc.), and references to persistence-capable types are restored to their values as of the beginning of the transaction and the fields are marked as loaded.</text:p>
      <text:p text:style-name="P32">• <text:s/>fields of mutable types (<text:span text:style-name="T3">Date</text:span>, <text:span text:style-name="T3">Collection</text:span>, array-type, etc.) are set to <text:span text:style-name="T3">null</text:span> and the fields are marked as not loaded.<text:span text:style-name="Assertion"><text:span text:style-name="T5">]</text:span></text:span><text:span text:style-name="Assertion"> </text:span></text:p>
      <text:h text:style-name="P39" text:outline-level="3"><text:alphabetical-index-mark-start text:id="IMark5240688448" text:main-entry="true"/>Persistent-nontransactional<text:alphabetical-index-mark-end text:id="IMark5240688448"/> (Optional)</text:h>
      <text:p text:style-name="P1">NOTE: The following discussion applies only to datastore transactions. See section 5.8 for a discussion on how optimistic transactions change this behavior.</text:p>
      <text:p text:style-name="P1"/>
      <text:p text:style-name="P1">The persistent-nontransactional state allows persistent instances to be managed as a shadow cache of instances that are updated asynchronously.</text:p>
      <text:p text:style-name="P1">As long as a transaction is not in progress:</text:p>
      <text:p text:style-name="P23"><text:soft-page-break/>•<text:tab/>if <text:span text:style-name="T2">NontransactionalRead</text:span> is <text:span text:style-name="T2">true</text:span>, <text:span text:style-name="Assertion">A5.6.1-4 [ </text:span>persistent field values might be retrieved from the datastore by the <text:span text:style-name="T2">PersistenceManager</text:span><text:span text:style-name="Assertion">]</text:span>; </text:p>
      <text:p text:style-name="P23">•<text:tab/>if <text:span text:style-name="T2">NontransactionalWrite</text:span> is <text:span text:style-name="T2">true</text:span>, the application might make changes to the persistent field values in the instance. These changes might be committed in a subsequent transaction.</text:p>
      <text:p text:style-name="P1"><text:span text:style-name="Assertion">A5.6.1-3 [ A5.6.1-5 [ </text:span>A persistent-nontransactional instance transitions to persistent-clean if it is the parameter of a <text:span text:style-name="T2">makeTransactional</text:span> method executed when a transaction is in progress. The state of the instance in memory is discarded (cleared) and the state is loaded from the datastore.<text:span text:style-name="Assertion">]</text:span> </text:p>
      <text:p text:style-name="P1"><text:span text:style-name="Assertion">A5.6.1-6 [ </text:span>A persistent-nontransactional instance transitions to persistent-clean if any managed field is accessed when a datastore transaction is in progress. The state of the instance in memory is discarded and the state is loaded from the datastore.<text:span text:style-name="Assertion">]</text:span> </text:p>
      <text:p text:style-name="P1"><text:span text:style-name="Assertion">A5.6.1-7 [ </text:span>A persistent-nontransactional instance transitions to persistent-dirty if any managed field is written when a transaction is in progress. The state of the instance in memory is saved for use during rollback, and the state is loaded from the datastore. Then the change is applied.<text:span text:style-name="Assertion">]</text:span></text:p>
      <text:p text:style-name="P1"><text:span text:style-name="Assertion">A5.6.1-8 [ </text:span>A persistent-nontransactional instance transitions to persistent-deleted if it is the parameter of <text:span text:style-name="T2">deletePersistent</text:span>. The state of the instance in memory is saved for use during rollback.<text:span text:style-name="Assertion">]</text:span> </text:p>
      <text:p text:style-name="P1">A persistent-nontransactional instance transitions to detached if a transaction is commited while the <text:alphabetical-index-mark-start text:id="IMark5240688448" text:main-entry="true"/>DetachAllOnCommit<text:alphabetical-index-mark-end text:id="IMark5240688448"/> property is true.</text:p>
      <text:p text:style-name="P1">A persistent-nontransactional instance transitions to persistent-nontransactional-dirty if a change is made outside a transaction while the NontransactionalWrite property is true.</text:p>
      <text:p text:style-name="P1">If the application does not hold a strong reference to a persistent-nontransactional instance, the instance might be garbage collected. The <text:span text:style-name="T2">PersistenceManager</text:span> must not hold a strong reference to any persistent-nontransactional instance.</text:p>
      <text:p text:style-name="P1">The behavior of persistent instances at close of the corresponding PersistenceManager is not further defined in this specification. </text:p>
      <text:h text:style-name="P38" text:outline-level="3"><text:alphabetical-index-mark-start text:id="IMark5240688448" text:main-entry="true"/>Persistent-nontransactional-dirty<text:alphabetical-index-mark-end text:id="IMark5240688448"/> (Optional)</text:h>
      <text:p text:style-name="P1">JDO instances that represent specific persistent data in the datastore, whose values may be currently loaded but not transactionally consistent, and have been modified since the last commit, are persistent-nontransactional-dirty. <text:span text:style-name="Assertion">A5.6.2-1 [ </text:span>There is a JDO Identity associated with these instances<text:span text:style-name="Assertion">]</text:span>, and <text:span text:style-name="Assertion">A5.6.2-2 [</text:span>non-transactional instances can be obtained from the object ids.<text:span text:style-name="Assertion">]</text:span> </text:p>
      <text:p text:style-name="P1">The persistent-nontransactional-dirty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1"><text:span text:style-name="Assertion">A5.6.2-3 [</text:span>A persistent-nontransactional-dirty instance transitions to hollow if it is the parameter of evict or evictAll. This allows the application to remove instances from the set of instances whose state is to be committed to the datastore.<text:span text:style-name="Assertion">]</text:span> </text:p>
      <text:p text:style-name="P1"><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persistent-nontransactional-dirty <text:soft-page-break/>instances will transition according to the <text:span text:style-name="T2">RetainValues</text:span> flag. With the <text:span text:style-name="T2">RetainValues</text:span> flag set to true, persistent-nontransactional-dirty instances will transition to persistent-nontransactional. With the <text:span text:style-name="T2">RetainValues</text:span> flag set to false, persistent-nontransactional-dirty instances will transition to hollow. <text:span text:style-name="Assertion">]</text:span> </text:p>
      <text:p text:style-name="P1"><text:span text:style-name="Assertion">A5.6.2-6 [</text:span>If a datastore transaction is begun, no state change occurs immediately, and rollback will not write any changes to the datastore.<text:span text:style-name="Assertion">]</text:span> <text:span text:style-name="Assertion">A5.6.2-7 [</text:span>The persistent-nontransactional-dirty instances will transition according to the <text:alphabetical-index-mark-start text:id="IMark5240688448" text:main-entry="true"/><text:span text:style-name="T2">RestoreValues</text:span><text:alphabetical-index-mark-end text:id="IMark5240688448"/> flag. With the <text:span text:style-name="T2">RestoreValues</text:span> flag set to true, persistent-nontransactional-dirty instances will make no state transition, but the fields will be restored to their values as of the beginning of the transaction, and any changes made within the transaction will be discarded. With the <text:span text:style-name="T2">RestoreValues</text:span> flag set to false, persistent-nontransactional-dirty instances will transition to hollow.<text:span text:style-name="Assertion">]</text:span> </text:p>
      <text:p text:style-name="P3"><text:span text:style-name="Assertion">A5.6.2-8 [</text:span>If an <text:alphabetical-index-mark-start text:id="IMark5240688448" text:main-entry="true"/>optimistic transaction<text:alphabetical-index-mark-end text:id="IMark5240688448"/>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persistent-nontransactional-dirty instances will transition according to the <text:span text:style-name="T2">RetainValues</text:span> flag. With the <text:span text:style-name="T2">RetainValues</text:span> flag set to true, persistent-nontransactional-dirty instances will transition to persistent-nontransactional. With the <text:span text:style-name="T2">RetainValues</text:span> flag set to false, persistent-nontransactional-dirty instances will transition to hollow.<text:span text:style-name="Assertion">]</text:span> </text:p>
      <text:p text:style-name="P1"><text:span text:style-name="Assertion">A5.6.2-10 [</text:span>If an optimistic transaction is begun, no state change occurs immediately, and rollback will not write any changes to the datastore.<text:span text:style-name="Assertion"> ]</text:span> <text:span text:style-name="Assertion">A5.6.2-11 [</text:span>The persistent-nontransactional-dirty instances will transition according to the <text:span text:style-name="T2">RestoreValues</text:span> flag.<text:span text:style-name="Assertion"> ]</text:span> <text:span text:style-name="Assertion">A5.6.2-12 [</text:span>With the <text:span text:style-name="T2">RestoreValues</text:span> flag set to true, persistent-nontransactional-dirty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span text:style-name="T2">RestoreValues</text:span> flag set to false, persistent-nontransactional-dirty instances will transition to hollow.<text:span text:style-name="Assertion">]</text:span> </text:p>
      <text:p text:style-name="P1">The behavior of persistent instances at close of the corresponding PersistenceManager is not further defined in this specification. </text:p>
      <text:p text:style-name="P18"><draw:frame draw:style-name="fr2" draw:name="7" text:anchor-type="as-char" svg:width="2.7917in" svg:height="0.1346in" draw:z-index="11"><draw:image xlink:href="Pictures/2000000700000FB5000000C94FDA4EAC.wmf" xlink:type="simple" xlink:show="embed" xlink:actuate="onLoad"/></draw:frame></text:p>
      <text:h text:style-name="P37" text:outline-level="2"><text:alphabetical-index-mark-start text:id="IMark5240688448" text:main-entry="true"/>Transient Transactional<text:alphabetical-index-mark-end text:id="IMark5240688448"/> (Optional)</text:h>
      <text:p text:style-name="P1">Management of transient transactional instances is an optional feature of a JDO implementation. The following sections describe the additional states and state changes when using transient transactional behavior.</text:p>
      <text:p text:style-name="P1"><text:span text:style-name="Assertion">A5.7-1 [ </text:span>A transient instance transitions to transient-clean if it is the parameter of <text:span text:style-name="T2">make-Transactional</text:span>.<text:span text:style-name="Assertion">]</text:span></text:p>
      <text:h text:style-name="P38" text:outline-level="3"><text:alphabetical-index-mark-start text:id="IMark5240688448" text:main-entry="true"/>Transient-clean<text:alphabetical-index-mark-end text:id="IMark5240688448"/> (Optional)</text:h>
      <text:p text:style-name="P1">JDO instances that represent transient transactional instances whose values have not been changed in the current transaction are transient-clean. This state is not reachable if the JDO <text:span text:style-name="T2">PersistenceManager</text:span> does not implement the optional feature <text:span text:style-name="T2">javax.jdo.option.</text:span><text:span text:style-name="T2"><text:line-break/></text:span><text:span text:style-name="T2">TransientTransactional</text:span>.</text:p>
      <text:p text:style-name="P1">Changes made outside a transaction are allowed without a state change. <text:span text:style-name="Assertion">A5.7.1-1 [ </text:span>A transient-clean instance transitions to transient-dirty if any managed field is changed in a transaction. During the <text:soft-page-break/>transition, values of managed fields are saved by the <text:span text:style-name="T2">PersistenceManager</text:span> for use during rollback. This behavior is not dependent on the setting of the RestoreValues flag.<text:span text:style-name="Assertion">]</text:span></text:p>
      <text:p text:style-name="P2"><text:span text:style-name="Assertion">A5.7.1-2 [ </text:span>A transient-clean instance transitions to transient if it is the parameter of <text:span text:style-name="T2">makeNontransactional</text:span>.<text:span text:style-name="Assertion">]</text:span> </text:p>
      <text:h text:style-name="P38" text:outline-level="3"><text:alphabetical-index-mark-start text:id="IMark5240688448" text:main-entry="true"/>Transient-dirty<text:alphabetical-index-mark-end text:id="IMark5240688448"/> (Optional)</text:h>
      <text:p text:style-name="P1">JDO instances that represent transient transactional instances whose values have been changed in the current transaction are transient-dirty. This state is not reachable if the JDO <text:span text:style-name="T2">PersistenceManager</text:span> does not implement the optional feature <text:span text:style-name="T2">javax.jdo.option.TransientTransactional</text:span>.</text:p>
      <text:p text:style-name="P1"><text:span text:style-name="Assertion">A5.7.2-1 [ </text:span>A transient-dirty instance transitions to transient-clean at commit.<text:span text:style-name="Assertion">]</text:span> The values of managed fields saved (for rollback processing) at the time the transition was made from transient-clean to transient-dirty are discarded. <text:span text:style-name="Assertion">A5.7.2-2 [ </text:span>None of the values of fields in the instance are modified as a result of commit.<text:span text:style-name="Assertion">]</text:span></text:p>
      <text:p text:style-name="P1"><text:span text:style-name="Assertion">A5.7.2-3 [ </text:span>A transient-dirty instance transitions to transient-clean at rollback.<text:span text:style-name="Assertion">]</text:span> <text:span text:style-name="Assertion">A5.7.2-4 [ </text:span>The values of managed fields saved at the time the transition was made from transient-clean to transient-dirty are restored. This behavior is not dependent on the setting of the RestoreValues flag.<text:span text:style-name="Assertion">]</text:span></text:p>
      <text:p text:style-name="P1"><text:span text:style-name="Assertion">A5.7.2-5 [</text:span>A transient-dirty instance transitions to persistent-new at <text:span text:style-name="T2">makePersistent</text:span>. The values of managed fields saved at the time the transition was made from <text:alphabetical-index-mark-start text:id="IMark5240688448" text:main-entry="true"/>transient-clean<text:alphabetical-index-mark-end text:id="IMark5240688448"/> to transient-dirty are used as the before image for the purposes of rollback.<text:span text:style-name="Assertion">]</text:span></text:p>
      <text:p text:style-name="P18"><draw:frame draw:style-name="fr2" draw:name="8" text:anchor-type="as-char" svg:width="2.7917in" svg:height="0.1346in" draw:z-index="46"><draw:image xlink:href="Pictures/2000000700000FB5000000C94FDA4EAC.wmf" xlink:type="simple" xlink:show="embed" xlink:actuate="onLoad"/></draw:frame></text:p>
      <text:h text:style-name="P37" text:outline-level="2"><text:bookmark text:name="R-1029265"/>Optimistic Transactions (Optional)</text:h>
      <text:p text:style-name="P1"><text:bookmark text:name="X-10601271"/><text:alphabetical-index-mark-start text:id="IMark5240688448" text:main-entry="true"/>Optimistic transaction<text:alphabetical-index-mark-end text:id="IMark5240688448"/> management is an optional feature of a JDO implementation. </text:p>
      <text:p text:style-name="P1">The <text:span text:style-name="T2">Optimistic</text:span> flag set to <text:span text:style-name="T2">true</text:span> changes the state transitions of persistent instances:</text:p>
      <text:p text:style-name="P23">•<text:span text:style-name="T4"><text:tab/></text:span><text:span text:style-name="Assertion">A5.8-1 [ </text:span>If a persistent field other than one of the primary key fields is read, a hollow instance transitions to persistent-nontransactional instead of persistent-clean.] <text:span text:style-name="Assertion">A5.8-2 [ </text:span>Subsequent reads of these fields do not cause a transition from persistent-nontransactional.<text:span text:style-name="Assertion">]</text:span></text:p>
      <text:p text:style-name="P23">•<text:span text:style-name="T4"><text:tab/></text:span><text:span text:style-name="Assertion">A5.8-3 [ </text:span>A persistent-nontransactional instance transitions to persistent-deleted if it is a parameter of <text:span text:style-name="T2">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2">refresh</text:span> on the instance.</text:p>
      <text:p text:style-name="P23">•<text:span text:style-name="T4"><text:tab/></text:span><text:span text:style-name="Assertion">A5.8-5 [ </text:span>A persistent-nontransactional instance transitions to persistent-clean if it is a parameter of a <text:span text:style-name="T2">makeTransactional</text:span> method executed when an optimistic transaction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2">refresh</text:span> on the instance.</text:p>
      <text:p text:style-name="P23">•<text:span text:style-name="T4"><text:tab/></text:span><text:span text:style-name="Assertion">A5.8-7 [ </text:span>A persistent-nontransactional instance transitions to persistent-dirty if a managed field is modified when an optimistic transaction is in progress.<text:span text:style-name="Assertion">]</text:span> If <text:span text:style-name="T2">RestoreValues</text:span> is <text:span text:style-name="T2">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text:soft-page-break/>instance in memory are unchanged before the update is applied.<text:span text:style-name="Assertion">]</text:span> If fresh values need to be loaded from the datastore, then the user should first call <text:span text:style-name="T2">refresh</text:span> on the instance.</text:p>
      <text:p text:style-name="P23"/>
      <text:p text:style-name="P28"><text:span text:style-name="Assertion">A5.9-1 through A5.9-170 [</text:span></text:p>
      <text:p text:style-name="P4"> </text:p>
      <text:p text:style-name="P26">Table 2: State Transitions</text:p>
      <text:p text:style-name="P5">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4">method \ current state</text:p>
            </table:table-cell>
            <table:table-cell table:style-name="Table1.B1" office:value-type="string">
              <text:p text:style-name="P15"><text:alphabetical-index-mark-start text:id="IMark5240688448" text:main-entry="true"/>Transient<text:alphabetical-index-mark-end text:id="IMark5240688448"/></text:p>
            </table:table-cell>
            <table:table-cell table:style-name="Table1.B1" office:value-type="string">
              <text:p text:style-name="P15">P-new</text:p>
            </table:table-cell>
            <table:table-cell table:style-name="Table1.B1" office:value-type="string">
              <text:p text:style-name="P15">P-clean</text:p>
            </table:table-cell>
            <table:table-cell table:style-name="Table1.B1" office:value-type="string">
              <text:p text:style-name="P15">P-dirty</text:p>
            </table:table-cell>
            <table:table-cell table:style-name="Table1.B1" office:value-type="string">
              <text:p text:style-name="P15"><text:alphabetical-index-mark-start text:id="IMark5240688448" text:main-entry="true"/>Hollow<text:alphabetical-index-mark-end text:id="IMark5240688448"/></text:p>
            </table:table-cell>
          </table:table-row>
        </table:table-header-rows>
        <table:table-row table:style-name="Table1.2">
          <table:table-cell table:style-name="Table1.A2" office:value-type="string">
            <text:p text:style-name="P8">makePersistent</text:p>
          </table:table-cell>
          <table:table-cell table:style-name="Table1.B2" office:value-type="string">
            <text:p text:style-name="P8">P-new</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row>
        <table:table-row table:style-name="Table1.2">
          <table:table-cell table:style-name="Table1.A2" office:value-type="string">
            <text:p text:style-name="P8">deletePersistent</text:p>
          </table:table-cell>
          <table:table-cell table:style-name="Table1.B2" office:value-type="string">
            <text:p text:style-name="P8">error</text:p>
          </table:table-cell>
          <table:table-cell table:style-name="Table1.B2" office:value-type="string">
            <text:p text:style-name="P8">P-new-del</text:p>
          </table:table-cell>
          <table:table-cell table:style-name="Table1.B2" office:value-type="string">
            <text:p text:style-name="P8">P-del</text:p>
          </table:table-cell>
          <table:table-cell table:style-name="Table1.B2" office:value-type="string">
            <text:p text:style-name="P8">P-del</text:p>
          </table:table-cell>
          <table:table-cell table:style-name="Table1.B2" office:value-type="string">
            <text:p text:style-name="P8">P-del</text:p>
          </table:table-cell>
        </table:table-row>
        <table:table-row table:style-name="Table1.2">
          <table:table-cell table:style-name="Table1.A2" office:value-type="string">
            <text:p text:style-name="P8">makeTransactional</text:p>
          </table:table-cell>
          <table:table-cell table:style-name="Table1.B2" office:value-type="string">
            <text:p text:style-name="P8">T-clea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row>
        <table:table-row table:style-name="Table1.2">
          <table:table-cell table:style-name="Table1.A2" office:value-type="string">
            <text:p text:style-name="P9">makeNontransactional</text:p>
          </table:table-cell>
          <table:table-cell table:style-name="Table1.B2" office:value-type="string">
            <text:p text:style-name="P8">error</text:p>
          </table:table-cell>
          <table:table-cell table:style-name="Table1.B2" office:value-type="string">
            <text:p text:style-name="P8">error</text:p>
          </table:table-cell>
          <table:table-cell table:style-name="Table1.B2" office:value-type="string">
            <text:p text:style-name="P8">P-nontrans</text:p>
          </table:table-cell>
          <table:table-cell table:style-name="Table1.B2" office:value-type="string">
            <text:p text:style-name="P8">error</text:p>
          </table:table-cell>
          <table:table-cell table:style-name="Table1.B2" office:value-type="string">
            <text:p text:style-name="P8">unchanged</text:p>
          </table:table-cell>
        </table:table-row>
        <table:table-row table:style-name="Table1.2">
          <table:table-cell table:style-name="Table1.A2" office:value-type="string">
            <text:p text:style-name="P8">makeTransient</text:p>
          </table:table-cell>
          <table:table-cell table:style-name="Table1.B2" office:value-type="string">
            <text:p text:style-name="P8">unchanged</text:p>
          </table:table-cell>
          <table:table-cell table:style-name="Table1.B2" office:value-type="string">
            <text:p text:style-name="P8">error</text:p>
          </table:table-cell>
          <table:table-cell table:style-name="Table1.B2" office:value-type="string">
            <text:p text:style-name="P8">Transient</text:p>
          </table:table-cell>
          <table:table-cell table:style-name="Table1.B2" office:value-type="string">
            <text:p text:style-name="P8">error</text:p>
          </table:table-cell>
          <table:table-cell table:style-name="Table1.B2" office:value-type="string">
            <text:p text:style-name="P8">Transient</text:p>
          </table:table-cell>
        </table:table-row>
        <table:table-row table:style-name="Table1.7">
          <table:table-cell table:style-name="Table1.A2" office:value-type="string">
            <text:p text:style-name="P6">commit </text:p>
            <text:p text:style-name="P11">retainValues=false</text:p>
          </table:table-cell>
          <table:table-cell table:style-name="Table1.B2" office:value-type="string">
            <text:p text:style-name="P8">unchanged</text:p>
          </table:table-cell>
          <table:table-cell table:style-name="Table1.B2" office:value-type="string">
            <text:p text:style-name="P8">Hollow</text:p>
          </table:table-cell>
          <table:table-cell table:style-name="Table1.B2" office:value-type="string">
            <text:p text:style-name="P8">Hollow</text:p>
          </table:table-cell>
          <table:table-cell table:style-name="Table1.B2" office:value-type="string">
            <text:p text:style-name="P8">Hollow</text:p>
          </table:table-cell>
          <table:table-cell table:style-name="Table1.B2" office:value-type="string">
            <text:p text:style-name="P8">unchanged</text:p>
          </table:table-cell>
        </table:table-row>
        <table:table-row table:style-name="Table1.7">
          <table:table-cell table:style-name="Table1.A2" office:value-type="string">
            <text:p text:style-name="P6">commit </text:p>
            <text:p text:style-name="P11">retainValues=true</text:p>
          </table:table-cell>
          <table:table-cell table:style-name="Table1.B2" office:value-type="string">
            <text:p text:style-name="P8">unchanged</text:p>
          </table:table-cell>
          <table:table-cell table:style-name="Table1.B2" office:value-type="string">
            <text:p text:style-name="P8">P-nontrans</text:p>
          </table:table-cell>
          <table:table-cell table:style-name="Table1.B2" office:value-type="string">
            <text:p text:style-name="P8">P-nontrans</text:p>
          </table:table-cell>
          <table:table-cell table:style-name="Table1.B2" office:value-type="string">
            <text:p text:style-name="P8">P-nontrans</text:p>
          </table:table-cell>
          <table:table-cell table:style-name="Table1.B2" office:value-type="string">
            <text:p text:style-name="P8">unchanged</text:p>
          </table:table-cell>
        </table:table-row>
        <table:table-row table:style-name="Table1.7">
          <table:table-cell table:style-name="Table1.A2" office:value-type="string">
            <text:p text:style-name="P7">commit </text:p>
            <text:p text:style-name="P12"><text:alphabetical-index-mark-start text:id="IMark5240688448" text:main-entry="true"/>DetachAllOnCommit<text:alphabetical-index-mark-end text:id="IMark5240688448"/> true</text:p>
          </table:table-cell>
          <table:table-cell table:style-name="Table1.B2" office:value-type="string">
            <text:p text:style-name="P8">unchanged</text:p>
          </table:table-cell>
          <table:table-cell table:style-name="Table1.B2" office:value-type="string">
            <text:p text:style-name="P8">detached-clean</text:p>
          </table:table-cell>
          <table:table-cell table:style-name="Table1.B2" office:value-type="string">
            <text:p text:style-name="P8">detached-clean</text:p>
          </table:table-cell>
          <table:table-cell table:style-name="Table1.B2" office:value-type="string">
            <text:p text:style-name="P8">detached-clean</text:p>
          </table:table-cell>
          <table:table-cell table:style-name="Table1.B2" office:value-type="string">
            <text:p text:style-name="P8">detached-clean</text:p>
          </table:table-cell>
        </table:table-row>
        <table:table-row table:style-name="Table1.7">
          <table:table-cell table:style-name="Table1.A2" office:value-type="string">
            <text:p text:style-name="P6">rollback</text:p>
            <text:p text:style-name="P11"><text:alphabetical-index-mark-start text:id="IMark5240688448" text:main-entry="true"/>restoreValues<text:alphabetical-index-mark-end text:id="IMark5240688448"/>=false</text:p>
          </table:table-cell>
          <table:table-cell table:style-name="Table1.B2" office:value-type="string">
            <text:p text:style-name="P8">unchanged</text:p>
          </table:table-cell>
          <table:table-cell table:style-name="Table1.B2" office:value-type="string">
            <text:p text:style-name="P8">Transient</text:p>
          </table:table-cell>
          <table:table-cell table:style-name="Table1.B2" office:value-type="string">
            <text:p text:style-name="P8">Hollow</text:p>
          </table:table-cell>
          <table:table-cell table:style-name="Table1.B2" office:value-type="string">
            <text:p text:style-name="P8">Hollow</text:p>
          </table:table-cell>
          <table:table-cell table:style-name="Table1.B2" office:value-type="string">
            <text:p text:style-name="P8">unchanged</text:p>
          </table:table-cell>
        </table:table-row>
        <table:table-row table:style-name="Table1.7">
          <table:table-cell table:style-name="Table1.A2" office:value-type="string">
            <text:p text:style-name="P6">rollback </text:p>
            <text:p text:style-name="P11"><text:alphabetical-index-mark-start text:id="IMark5240688448" text:main-entry="true"/>restoreValues<text:alphabetical-index-mark-end text:id="IMark5240688448"/>=true</text:p>
          </table:table-cell>
          <table:table-cell table:style-name="Table1.B2" office:value-type="string">
            <text:p text:style-name="P8">unchanged</text:p>
          </table:table-cell>
          <table:table-cell table:style-name="Table1.B2" office:value-type="string">
            <text:p text:style-name="P8">Transient</text:p>
          </table:table-cell>
          <table:table-cell table:style-name="Table1.B2" office:value-type="string">
            <text:p text:style-name="P8">P-nontrans</text:p>
          </table:table-cell>
          <table:table-cell table:style-name="Table1.B2" office:value-type="string">
            <text:p text:style-name="P8">P-nontrans</text:p>
          </table:table-cell>
          <table:table-cell table:style-name="Table1.B2" office:value-type="string">
            <text:p text:style-name="P8">unchanged</text:p>
          </table:table-cell>
        </table:table-row>
        <table:table-row table:style-name="Table1.7">
          <table:table-cell table:style-name="Table1.A2" office:value-type="string">
            <text:p text:style-name="P10">refresh with active Datastore transactio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cell table:style-name="Table1.B2" office:value-type="string">
            <text:p text:style-name="P8">unchanged</text:p>
          </table:table-cell>
        </table:table-row>
        <table:table-row table:style-name="Table1.7">
          <table:table-cell table:style-name="Table1.A2" office:value-type="string">
            <text:p text:style-name="P10">refresh with active <text:alphabetical-index-mark-start text:id="IMark5240688448" text:main-entry="true"/>Optimistic transaction<text:alphabetical-index-mark-end text:id="IMark5240688448"/></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nontrans</text:p>
          </table:table-cell>
          <table:table-cell table:style-name="Table1.B2" office:value-type="string">
            <text:p text:style-name="P8">unchanged</text:p>
          </table:table-cell>
        </table:table-row>
        <table:table-row table:style-name="Table1.2">
          <table:table-cell table:style-name="Table1.A2" office:value-type="string">
            <text:p text:style-name="P8">evict</text:p>
          </table:table-cell>
          <table:table-cell table:style-name="Table1.B2" office:value-type="string">
            <text:p text:style-name="P8">n/a</text:p>
          </table:table-cell>
          <table:table-cell table:style-name="Table1.B2" office:value-type="string">
            <text:p text:style-name="P8">unchanged</text:p>
          </table:table-cell>
          <table:table-cell table:style-name="Table1.B2" office:value-type="string">
            <text:p text:style-name="P8">Hollow</text:p>
          </table:table-cell>
          <table:table-cell table:style-name="Table1.B2" office:value-type="string">
            <text:p text:style-name="P8">unchanged</text:p>
          </table:table-cell>
          <table:table-cell table:style-name="Table1.B2" office:value-type="string">
            <text:p text:style-name="P8">unchanged</text:p>
          </table:table-cell>
        </table:table-row>
        <table:table-row table:style-name="Table1.7">
          <table:table-cell table:style-name="Table1.A2" office:value-type="string">
            <text:p text:style-name="P10">read field outside transaction</text:p>
          </table:table-cell>
          <table:table-cell table:style-name="Table1.B2" office:value-type="string">
            <text:p text:style-name="P8">unchanged</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P-nontrans</text:p>
          </table:table-cell>
        </table:table-row>
        <text:soft-page-break/>
        <table:table-row table:style-name="Table1.7">
          <table:table-cell table:style-name="Table1.A2" office:value-type="string">
            <text:p text:style-name="P10">read field with active <text:alphabetical-index-mark-start text:id="IMark5240688448" text:main-entry="true"/>Optimistic transaction<text:alphabetical-index-mark-end text:id="IMark5240688448"/></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nontrans</text:p>
          </table:table-cell>
        </table:table-row>
        <table:table-row table:style-name="Table1.7">
          <table:table-cell table:style-name="Table1.A2" office:value-type="string">
            <text:p text:style-name="P8">read field with active Datastore transactio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row>
        <table:table-row table:style-name="Table1.7">
          <table:table-cell table:style-name="Table1.A2" office:value-type="string">
            <text:p text:style-name="P8">write field or makeDirty outside transaction</text:p>
          </table:table-cell>
          <table:table-cell table:style-name="Table1.B2" office:value-type="string">
            <text:p text:style-name="P8">unchanged</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P-nontrans</text:p>
          </table:table-cell>
        </table:table-row>
        <table:table-row table:style-name="Table1.7">
          <table:table-cell table:style-name="Table1.A2" office:value-type="string">
            <text:p text:style-name="P8">write field or makeDirty with active transaction </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dirty</text:p>
          </table:table-cell>
          <table:table-cell table:style-name="Table1.B2" office:value-type="string">
            <text:p text:style-name="P8">unchanged</text:p>
          </table:table-cell>
          <table:table-cell table:style-name="Table1.B2" office:value-type="string">
            <text:p text:style-name="P8">P-dirty</text:p>
          </table:table-cell>
        </table:table-row>
        <table:table-row table:style-name="Table1.7">
          <table:table-cell table:style-name="Table1.A2" office:value-type="string">
            <text:p text:style-name="P10">retrieve outside or with active <text:alphabetical-index-mark-start text:id="IMark5240688448" text:main-entry="true"/>Optimistic transaction<text:alphabetical-index-mark-end text:id="IMark5240688448"/></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nontrans</text:p>
          </table:table-cell>
        </table:table-row>
        <table:table-row table:style-name="Table1.7">
          <table:table-cell table:style-name="Table1.A2" office:value-type="string">
            <text:p text:style-name="P10">retrieve with active Datastore transactio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row>
        <table:table-row table:style-name="Table1.22">
          <table:table-cell table:style-name="Table1.A2" office:value-type="string">
            <text:p text:style-name="P10">detachCopy outside transaction with NontransactionalRead true</text:p>
          </table:table-cell>
          <table:table-cell table:style-name="Table1.B2" office:value-type="string">
            <text:p text:style-name="P8">error</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6">parameter: P-nontrans</text:p>
            <text:p text:style-name="P11">returned: detached-clean</text:p>
          </table:table-cell>
        </table:table-row>
        <table:table-row table:style-name="Table1.22">
          <table:table-cell table:style-name="Table1.A2" office:value-type="string">
            <text:p text:style-name="P10">detachCopy outside transaction with NontransactionalRead false</text:p>
          </table:table-cell>
          <table:table-cell table:style-name="Table1.B2" office:value-type="string">
            <text:p text:style-name="P8">error</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error</text:p>
          </table:table-cell>
        </table:table-row>
        <table:table-row table:style-name="Table1.24">
          <table:table-cell table:style-name="Table1.A2" office:value-type="string">
            <text:p text:style-name="P10">detachCopy with active <text:alphabetical-index-mark-start text:id="IMark5240688448" text:main-entry="true"/>Optimistic transaction<text:alphabetical-index-mark-end text:id="IMark5240688448"/></text:p>
          </table:table-cell>
          <table:table-cell table:style-name="Table1.B2" office:value-type="string">
            <text:p text:style-name="P6">parameter: P-new</text:p>
            <text:p text:style-name="P13">returned:</text:p>
            <text:p text:style-name="P11">detached-clean</text:p>
          </table:table-cell>
          <table:table-cell table:style-name="Table1.B2" office:value-type="string">
            <text:p text:style-name="P6">parameter: unchanged</text:p>
            <text:p text:style-name="P13">returned:</text:p>
            <text:p text:style-name="P11">detached-clean</text:p>
          </table:table-cell>
          <table:table-cell table:style-name="Table1.B2" office:value-type="string">
            <text:p text:style-name="P6">parameter: unchanged</text:p>
            <text:p text:style-name="P13">returned:</text:p>
            <text:p text:style-name="P11">detached-clean</text:p>
          </table:table-cell>
          <table:table-cell table:style-name="Table1.B2" office:value-type="string">
            <text:p text:style-name="P6">parameter: unchanged</text:p>
            <text:p text:style-name="P13">returned:</text:p>
            <text:p text:style-name="P11">detached-clean</text:p>
          </table:table-cell>
          <table:table-cell table:style-name="Table1.B2" office:value-type="string">
            <text:p text:style-name="P6">parameter: P-nontrans</text:p>
            <text:p text:style-name="P13">returned:</text:p>
            <text:p text:style-name="P11">detached-clean</text:p>
          </table:table-cell>
        </table:table-row>
        <text:soft-page-break/>
        <table:table-row table:style-name="Table1.24">
          <table:table-cell table:style-name="Table1.A2" office:value-type="string">
            <text:p text:style-name="P10">detachCopy with active Datastore transaction</text:p>
          </table:table-cell>
          <table:table-cell table:style-name="Table1.B2" office:value-type="string">
            <text:p text:style-name="P6">parameter: P-new</text:p>
            <text:p text:style-name="P13">returned:</text:p>
            <text:p text:style-name="P11">detached-clean</text:p>
          </table:table-cell>
          <table:table-cell table:style-name="Table1.B2" office:value-type="string">
            <text:p text:style-name="P6">parameter: unchanged</text:p>
            <text:p text:style-name="P13">returned:</text:p>
            <text:p text:style-name="P11">detached-clean</text:p>
          </table:table-cell>
          <table:table-cell table:style-name="Table1.B2" office:value-type="string">
            <text:p text:style-name="P6">parameter: unchanged</text:p>
            <text:p text:style-name="P13">returned:</text:p>
            <text:p text:style-name="P11">detached-clean</text:p>
          </table:table-cell>
          <table:table-cell table:style-name="Table1.B2" office:value-type="string">
            <text:p text:style-name="P6">parameter: unchanged</text:p>
            <text:p text:style-name="P13">returned:</text:p>
            <text:p text:style-name="P11">detached-clean</text:p>
          </table:table-cell>
          <table:table-cell table:style-name="Table1.B2" office:value-type="string">
            <text:p text:style-name="P6">parameter: P-clean</text:p>
            <text:p text:style-name="P13">returned:</text:p>
            <text:p text:style-name="P11">detached-clean</text:p>
          </table:table-cell>
        </table:table-row>
      </table:table>
      <text:p text:style-name="P4"/>
      <text:p text:style-name="P4">  </text:p>
      <text:p text:style-name="P4">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P14">method \ current state</text:p>
            </table:table-cell>
            <table:table-cell table:style-name="Table2.B1" office:value-type="string">
              <text:p text:style-name="P15">T-clean</text:p>
            </table:table-cell>
            <table:table-cell table:style-name="Table2.B1" office:value-type="string">
              <text:p text:style-name="P15">T-dirty</text:p>
            </table:table-cell>
            <table:table-cell table:style-name="Table2.B1" office:value-type="string">
              <text:p text:style-name="P15">P-new-del</text:p>
            </table:table-cell>
            <table:table-cell table:style-name="Table2.B1" office:value-type="string">
              <text:p text:style-name="P15">P-del</text:p>
            </table:table-cell>
            <table:table-cell table:style-name="Table2.B1" office:value-type="string">
              <text:p text:style-name="P15">P-nontrans</text:p>
            </table:table-cell>
          </table:table-row>
        </table:table-header-rows>
        <table:table-row table:style-name="Table2.2">
          <table:table-cell table:style-name="Table2.A2" office:value-type="string">
            <text:p text:style-name="P8">makePersistent</text:p>
          </table:table-cell>
          <table:table-cell table:style-name="Table2.B2" office:value-type="string">
            <text:p text:style-name="P8">P-new</text:p>
          </table:table-cell>
          <table:table-cell table:style-name="Table2.B2" office:value-type="string">
            <text:p text:style-name="P8">P-new</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row>
        <table:table-row table:style-name="Table2.2">
          <table:table-cell table:style-name="Table2.A2" office:value-type="string">
            <text:p text:style-name="P8">deletePersistent</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P-del</text:p>
          </table:table-cell>
        </table:table-row>
        <table:table-row table:style-name="Table2.2">
          <table:table-cell table:style-name="Table2.A2" office:value-type="string">
            <text:p text:style-name="P8">makeTransactional</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P-clean</text:p>
          </table:table-cell>
        </table:table-row>
        <table:table-row table:style-name="Table2.2">
          <table:table-cell table:style-name="Table2.A2" office:value-type="string">
            <text:p text:style-name="P9">makeNontransactional</text:p>
          </table:table-cell>
          <table:table-cell table:style-name="Table2.B2" office:value-type="string">
            <text:p text:style-name="P8">Transient</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unchanged</text:p>
          </table:table-cell>
        </table:table-row>
        <table:table-row table:style-name="Table2.2">
          <table:table-cell table:style-name="Table2.A2" office:value-type="string">
            <text:p text:style-name="P8">makeTransient</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Transient</text:p>
          </table:table-cell>
        </table:table-row>
        <table:table-row table:style-name="Table2.1">
          <table:table-cell table:style-name="Table2.A2" office:value-type="string">
            <text:p text:style-name="P6">commit </text:p>
            <text:p text:style-name="P11">retainValues=fals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ransient</text:p>
          </table:table-cell>
          <table:table-cell table:style-name="Table2.B2" office:value-type="string">
            <text:p text:style-name="P8">Transient</text:p>
          </table:table-cell>
          <table:table-cell table:style-name="Table2.B2" office:value-type="string">
            <text:p text:style-name="P8">unchanged</text:p>
          </table:table-cell>
        </table:table-row>
        <table:table-row table:style-name="Table2.1">
          <table:table-cell table:style-name="Table2.A2" office:value-type="string">
            <text:p text:style-name="P6">commit </text:p>
            <text:p text:style-name="P11">retainValues=tru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ransient</text:p>
          </table:table-cell>
          <table:table-cell table:style-name="Table2.B2" office:value-type="string">
            <text:p text:style-name="P8">Transient</text:p>
          </table:table-cell>
          <table:table-cell table:style-name="Table2.B2" office:value-type="string">
            <text:p text:style-name="P8">unchanged</text:p>
          </table:table-cell>
        </table:table-row>
        <table:table-row table:style-name="Table2.1">
          <table:table-cell table:style-name="Table2.A2" office:value-type="string">
            <text:p text:style-name="P10">commit transaction with <text:alphabetical-index-mark-start text:id="IMark5165606576" text:main-entry="true"/>DetachAllOnCommit<text:alphabetical-index-mark-end text:id="IMark5165606576"/> tru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ransient</text:p>
          </table:table-cell>
          <table:table-cell table:style-name="Table2.B2" office:value-type="string">
            <text:p text:style-name="P8">Transient</text:p>
          </table:table-cell>
          <table:table-cell table:style-name="Table2.B2" office:value-type="string">
            <text:p text:style-name="P8">detached-clean</text:p>
          </table:table-cell>
        </table:table-row>
        <table:table-row table:style-name="Table2.1">
          <table:table-cell table:style-name="Table2.A2" office:value-type="string">
            <text:p text:style-name="P6">rollback</text:p>
            <text:p text:style-name="P11"><text:alphabetical-index-mark-start text:id="IMark5165606576" text:main-entry="true"/>restoreValues<text:alphabetical-index-mark-end text:id="IMark5165606576"/>=fals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ransient</text:p>
          </table:table-cell>
          <table:table-cell table:style-name="Table2.B2" office:value-type="string">
            <text:p text:style-name="P8">Hollow</text:p>
          </table:table-cell>
          <table:table-cell table:style-name="Table2.B2" office:value-type="string">
            <text:p text:style-name="P8">unchanged</text:p>
          </table:table-cell>
        </table:table-row>
        <table:table-row table:style-name="Table2.1">
          <table:table-cell table:style-name="Table2.A2" office:value-type="string">
            <text:p text:style-name="P6">rollback </text:p>
            <text:p text:style-name="P11"><text:alphabetical-index-mark-start text:id="IMark5165606576" text:main-entry="true"/>restoreValues<text:alphabetical-index-mark-end text:id="IMark5165606576"/>=tru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ransient</text:p>
          </table:table-cell>
          <table:table-cell table:style-name="Table2.B2" office:value-type="string">
            <text:p text:style-name="P8">P-nontrans</text:p>
          </table:table-cell>
          <table:table-cell table:style-name="Table2.B2" office:value-type="string">
            <text:p text:style-name="P8">unchanged</text:p>
          </table:table-cell>
        </table:table-row>
        <table:table-row table:style-name="Table2.2">
          <table:table-cell table:style-name="Table2.A2" office:value-type="string">
            <text:p text:style-name="P8">refresh</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row>
        <text:soft-page-break/>
        <table:table-row table:style-name="Table2.2">
          <table:table-cell table:style-name="Table2.A2" office:value-type="string">
            <text:p text:style-name="P8">evict</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Hollow</text:p>
          </table:table-cell>
        </table:table-row>
        <table:table-row table:style-name="Table2.1">
          <table:table-cell table:style-name="Table2.A2" office:value-type="string">
            <text:p text:style-name="P10">read field outside transaction</text:p>
          </table:table-cell>
          <table:table-cell table:style-name="Table2.B2" office:value-type="string">
            <text:p text:style-name="P8">unchanged</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unchanged</text:p>
          </table:table-cell>
        </table:table-row>
        <table:table-row table:style-name="Table2.1">
          <table:table-cell table:style-name="Table2.A2" office:value-type="string">
            <text:p text:style-name="P10">read field with Optimistic transaction</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unchanged</text:p>
          </table:table-cell>
        </table:table-row>
        <table:table-row table:style-name="Table2.1">
          <table:table-cell table:style-name="Table2.A2" office:value-type="string">
            <text:p text:style-name="P8">read field with active Datastore transaction</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P-clean</text:p>
          </table:table-cell>
        </table:table-row>
        <table:table-row table:style-name="Table2.1">
          <table:table-cell table:style-name="Table2.A2" office:value-type="string">
            <text:p text:style-name="P8">write field or makeDirty outside transaction</text:p>
          </table:table-cell>
          <table:table-cell table:style-name="Table2.B2" office:value-type="string">
            <text:p text:style-name="P8">unchanged</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P-nontrans-dirty</text:p>
          </table:table-cell>
        </table:table-row>
        <table:table-row table:style-name="Table2.1">
          <table:table-cell table:style-name="Table2.A2" office:value-type="string">
            <text:p text:style-name="P8">write field or makeDirty with active transaction</text:p>
          </table:table-cell>
          <table:table-cell table:style-name="Table2.B2" office:value-type="string">
            <text:p text:style-name="P6">T-dirty</text:p>
            <text:p text:style-name="P11"/>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P-dirty</text:p>
          </table:table-cell>
        </table:table-row>
        <table:table-row table:style-name="Table2.19">
          <table:table-cell table:style-name="Table2.A2" office:value-type="string">
            <text:p text:style-name="P10">retrieve outside or with active <text:alphabetical-index-mark-start text:id="IMark5165606576" text:main-entry="true"/>Optimistic transaction<text:alphabetical-index-mark-end text:id="IMark5165606576"/></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row>
        <table:table-row table:style-name="Table2.1">
          <table:table-cell table:style-name="Table2.A2" office:value-type="string">
            <text:p text:style-name="P10">retrieve with active Datastore transaction</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P-clean</text:p>
          </table:table-cell>
        </table:table-row>
        <table:table-row table:style-name="Table2.21">
          <table:table-cell table:style-name="Table2.A2" office:value-type="string">
            <text:p text:style-name="P10">detachCopy outside transaction with NontransactionalRead true</text:p>
          </table:table-cell>
          <table:table-cell table:style-name="Table2.B2" office:value-type="string">
            <text:p text:style-name="P8">error</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6">parameter: unchanged</text:p>
            <text:p text:style-name="P11">returned: detached-clean</text:p>
          </table:table-cell>
        </table:table-row>
        <table:table-row table:style-name="Table2.19">
          <table:table-cell table:style-name="Table2.A2" office:value-type="string">
            <text:p text:style-name="P10">detachCopy outside transaction with NontransactionalRead false</text:p>
          </table:table-cell>
          <table:table-cell table:style-name="Table2.B2" office:value-type="string">
            <text:p text:style-name="P8">error</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error</text:p>
          </table:table-cell>
        </table:table-row>
        <text:soft-page-break/>
        <table:table-row table:style-name="Table2.19">
          <table:table-cell table:style-name="Table2.A2" office:value-type="string">
            <text:p text:style-name="P10">detachCopy with active <text:alphabetical-index-mark-start text:id="IMark5165606576" text:main-entry="true"/>optimistic transaction<text:alphabetical-index-mark-end text:id="IMark5165606576"/></text:p>
          </table:table-cell>
          <table:table-cell table:style-name="Table2.B2" office:value-type="string">
            <text:p text:style-name="P6">parameter: P-new</text:p>
            <text:p text:style-name="P13">returned:</text:p>
            <text:p text:style-name="P11">detached-clean</text:p>
          </table:table-cell>
          <table:table-cell table:style-name="Table2.B2" office:value-type="string">
            <text:p text:style-name="P6">parameter: P-new</text:p>
            <text:p text:style-name="P13">returned:</text:p>
            <text:p text:style-name="P11">detached-clean</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6">parameter: unchanged</text:p>
            <text:p text:style-name="P13">returned:</text:p>
            <text:p text:style-name="P11">detached-clean</text:p>
          </table:table-cell>
        </table:table-row>
        <table:table-row table:style-name="Table2.19">
          <table:table-cell table:style-name="Table2.A2" office:value-type="string">
            <text:p text:style-name="P10">detachCopy with active datastore transaction</text:p>
          </table:table-cell>
          <table:table-cell table:style-name="Table2.B2" office:value-type="string">
            <text:p text:style-name="P6">parameter: P-new</text:p>
            <text:p text:style-name="P13">returned:</text:p>
            <text:p text:style-name="P11">detached-clean</text:p>
          </table:table-cell>
          <table:table-cell table:style-name="Table2.B2" office:value-type="string">
            <text:p text:style-name="P6">parameter: P-new</text:p>
            <text:p text:style-name="P13">returned:</text:p>
            <text:p text:style-name="P11">detached-clean</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6">parameter: P-clean</text:p>
            <text:p text:style-name="P13">returned:</text:p>
            <text:p text:style-name="P11">detached-clean</text:p>
          </table:table-cell>
        </table:table-row>
      </table:table>
      <text:p text:style-name="P4"> </text:p>
      <text:p text:style-name="P35"/>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4">method \ current state</text:p>
            </table:table-cell>
            <table:table-cell table:style-name="Table3.B1" office:value-type="string">
              <text:p text:style-name="P15">P-nontrans-dirty</text:p>
            </table:table-cell>
            <table:table-cell table:style-name="Table3.B1" office:value-type="string">
              <text:p text:style-name="P15"><text:alphabetical-index-mark-start text:id="IMark5240686624" text:main-entry="true"/>detached-clean<text:alphabetical-index-mark-end text:id="IMark5240686624"/></text:p>
            </table:table-cell>
            <table:table-cell table:style-name="Table3.B1" office:value-type="string">
              <text:p text:style-name="P15"><text:alphabetical-index-mark-start text:id="IMark5240686624" text:main-entry="true"/>detached-dirty<text:alphabetical-index-mark-end text:id="IMark5240686624"/></text:p>
            </table:table-cell>
          </table:table-row>
        </table:table-header-rows>
        <table:table-row table:style-name="Table3.2">
          <table:table-cell table:style-name="Table3.A2" office:value-type="string">
            <text:p text:style-name="P8">makePersistent with active <text:alphabetical-index-mark-start text:id="IMark5240686624" text:main-entry="true"/>Optimistic transaction<text:alphabetical-index-mark-end text:id="IMark5240686624"/> and CopyOnAttach false</text:p>
          </table:table-cell>
          <table:table-cell table:style-name="Table3.B2" office:value-type="string">
            <text:p text:style-name="P8">unchanged</text:p>
          </table:table-cell>
          <table:table-cell table:style-name="Table3.B2" office:value-type="string">
            <text:p text:style-name="P8">P-nontrans</text:p>
          </table:table-cell>
          <table:table-cell table:style-name="Table3.B2" office:value-type="string">
            <text:p text:style-name="P8">P-dirty</text:p>
          </table:table-cell>
        </table:table-row>
        <table:table-row table:style-name="Table3.2">
          <table:table-cell table:style-name="Table3.A2" office:value-type="string">
            <text:p text:style-name="P8">makePersistent with active Datastore transaction and CopyOnAttach false</text:p>
          </table:table-cell>
          <table:table-cell table:style-name="Table3.B2" office:value-type="string">
            <text:p text:style-name="P8">unchanged</text:p>
          </table:table-cell>
          <table:table-cell table:style-name="Table3.B2" office:value-type="string">
            <text:p text:style-name="P8">P-clean</text:p>
          </table:table-cell>
          <table:table-cell table:style-name="Table3.B2" office:value-type="string">
            <text:p text:style-name="P8">P-dirty</text:p>
          </table:table-cell>
        </table:table-row>
        <table:table-row table:style-name="Table3.2">
          <table:table-cell table:style-name="Table3.A2" office:value-type="string">
            <text:p text:style-name="P8">makePersistent with CopyOnAttach false and instance with the same oid already in the cache</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2">
          <table:table-cell table:style-name="Table3.A2" office:value-type="string">
            <text:p text:style-name="P8">makePersistent with active <text:alphabetical-index-mark-start text:id="IMark5240686624" text:main-entry="true"/>Optimistic transaction<text:alphabetical-index-mark-end text:id="IMark5240686624"/> and CopyOnAttach true</text:p>
          </table:table-cell>
          <table:table-cell table:style-name="Table3.B2" office:value-type="string">
            <text:p text:style-name="P8">unchanged</text:p>
          </table:table-cell>
          <table:table-cell table:style-name="Table3.B2" office:value-type="string">
            <text:p text:style-name="P6">parameter: unchanged</text:p>
            <text:p text:style-name="P13">returned:</text:p>
            <text:p text:style-name="P11">P-nontrans</text:p>
          </table:table-cell>
          <table:table-cell table:style-name="Table3.B2" office:value-type="string">
            <text:p text:style-name="P6">parameter: unchanged</text:p>
            <text:p text:style-name="P13">returned:</text:p>
            <text:p text:style-name="P11">P-dirty</text:p>
          </table:table-cell>
        </table:table-row>
        <table:table-row table:style-name="Table3.2">
          <table:table-cell table:style-name="Table3.A2" office:value-type="string">
            <text:p text:style-name="P8">makePersistent with active Datastore transaction and CopyOnAttach true</text:p>
          </table:table-cell>
          <table:table-cell table:style-name="Table3.B2" office:value-type="string">
            <text:p text:style-name="P8">unchanged</text:p>
          </table:table-cell>
          <table:table-cell table:style-name="Table3.B2" office:value-type="string">
            <text:p text:style-name="P6">parameter: unchanged</text:p>
            <text:p text:style-name="P13">returned:</text:p>
            <text:p text:style-name="P11">P-clean</text:p>
          </table:table-cell>
          <table:table-cell table:style-name="Table3.B2" office:value-type="string">
            <text:p text:style-name="P6">parameter: unchanged</text:p>
            <text:p text:style-name="P13">returned:</text:p>
            <text:p text:style-name="P11">P-dirty</text:p>
          </table:table-cell>
        </table:table-row>
        <table:table-row table:style-name="Table3.7">
          <table:table-cell table:style-name="Table3.A2" office:value-type="string">
            <text:p text:style-name="P8">deletePersistent</text:p>
          </table:table-cell>
          <table:table-cell table:style-name="Table3.B2" office:value-type="string">
            <text:p text:style-name="P8">error</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makeTransactional</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9">makeNontransactional</text:p>
          </table:table-cell>
          <table:table-cell table:style-name="Table3.B2" office:value-type="string">
            <text:p text:style-name="P8">error</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8">makeTransient</text:p>
          </table:table-cell>
          <table:table-cell table:style-name="Table3.B2" office:value-type="string">
            <text:p text:style-name="P8">error</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6">commit with retainValues=false</text:p>
          </table:table-cell>
          <table:table-cell table:style-name="Table3.B2" office:value-type="string">
            <text:p text:style-name="P8">hollow</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6">commit with retainValues=true</text:p>
          </table:table-cell>
          <table:table-cell table:style-name="Table3.B2" office:value-type="string">
            <text:p text:style-name="P8">P-nontrans</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rollback</text:p>
          </table:table-cell>
          <table:table-cell table:style-name="Table3.B2" office:value-type="string">
            <text:p text:style-name="P8">unchanged</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refresh</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ext:soft-page-break/>
        <table:table-row table:style-name="Table3.7">
          <table:table-cell table:style-name="Table3.A2" office:value-type="string">
            <text:p text:style-name="P8">evict</text:p>
          </table:table-cell>
          <table:table-cell table:style-name="Table3.B2" office:value-type="string">
            <text:p text:style-name="P8">hollow</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10">read field</text:p>
          </table:table-cell>
          <table:table-cell table:style-name="Table3.B2" office:value-type="string">
            <text:p text:style-name="P8">unchanged</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write field or makeDirty</text:p>
          </table:table-cell>
          <table:table-cell table:style-name="Table3.B2" office:value-type="string">
            <text:p text:style-name="P8">unchanged</text:p>
          </table:table-cell>
          <table:table-cell table:style-name="Table3.B2" office:value-type="string">
            <text:p text:style-name="P8">detached-dirty</text:p>
          </table:table-cell>
          <table:table-cell table:style-name="Table3.B2" office:value-type="string">
            <text:p text:style-name="P8">unchanged</text:p>
          </table:table-cell>
        </table:table-row>
        <table:table-row table:style-name="Table3.7">
          <table:table-cell table:style-name="Table3.A2" office:value-type="string">
            <text:p text:style-name="P10">retrieve </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1">
          <table:table-cell table:style-name="Table3.A2" office:value-type="string">
            <text:p text:style-name="P10">commit transaction with <text:alphabetical-index-mark-start text:id="IMark5240686624" text:main-entry="true"/>DetachAllOnCommit<text:alphabetical-index-mark-end text:id="IMark5240686624"/> true</text:p>
          </table:table-cell>
          <table:table-cell table:style-name="Table3.B2" office:value-type="string">
            <text:p text:style-name="P8">detached</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2">
          <table:table-cell table:style-name="Table3.A2" office:value-type="string">
            <text:p text:style-name="P10">detachCopy outside transaction with NontransactionalRead true</text:p>
          </table:table-cell>
          <table:table-cell table:style-name="Table3.B2" office:value-type="string">
            <text:p text:style-name="P6">parameter: unchanged</text:p>
            <text:p text:style-name="P11">returned: unspecified</text:p>
          </table:table-cell>
          <table:table-cell table:style-name="Table3.B2" office:value-type="string">
            <text:p text:style-name="P6">parameter: unchanged</text:p>
            <text:p text:style-name="P11">returned: detached-clean</text:p>
          </table:table-cell>
          <table:table-cell table:style-name="Table3.B2" office:value-type="string">
            <text:p text:style-name="P6">parameter: unchanged</text:p>
            <text:p text:style-name="P11">returned: unspecified</text:p>
          </table:table-cell>
        </table:table-row>
        <table:table-row table:style-name="Table3.1">
          <table:table-cell table:style-name="Table3.A2" office:value-type="string">
            <text:p text:style-name="P10">detachCopy outside transaction with NontransactionalRead false</text:p>
          </table:table-cell>
          <table:table-cell table:style-name="Table3.B2" office:value-type="string">
            <text:p text:style-name="P8">error</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22">
          <table:table-cell table:style-name="Table3.A2" office:value-type="string">
            <text:p text:style-name="P10">detachCopy with active transaction</text:p>
          </table:table-cell>
          <table:table-cell table:style-name="Table3.B2" office:value-type="string">
            <text:p text:style-name="P8">impossible</text:p>
          </table:table-cell>
          <table:table-cell table:style-name="Table3.B2" office:value-type="string">
            <text:p text:style-name="P6">parameter: unchanged</text:p>
            <text:p text:style-name="P11">returned: detached-clean</text:p>
          </table:table-cell>
          <table:table-cell table:style-name="Table3.B2" office:value-type="string">
            <text:p text:style-name="P6">parameter: unchanged</text:p>
            <text:p text:style-name="P11">returned: detached-clean</text:p>
          </table:table-cell>
        </table:table-row>
      </table:table>
      <text:p text:style-name="P4"> </text:p>
      <text:p text:style-name="P22">•<text:tab/>error: a <text:span text:style-name="T2">JDOUserException</text:span> is thrown; the state does not change</text:p>
      <text:p text:style-name="P23">•<text:tab/>unchanged: no state change takes place; no exception is thrown due to the state change</text:p>
      <text:p text:style-name="P23">•<text:tab/>n/a: not applicable; if this instance is an explicit parameter of the method, a <text:span text:style-name="T2">JDOUserException</text:span> is thrown; if this instance is an implicit parameter, it is ignored.</text:p>
      <text:p text:style-name="P23">•<text:tab/>impossible: the state cannot occur in this scenario</text:p>
      <text:p text:style-name="P33"><text:soft-page-break/><draw:frame draw:style-name="fr3" draw:name="9" text:anchor-type="as-char" svg:y="-0.15in" svg:width="6.5in" svg:height="0.1346in" draw:z-index="31"><draw:image xlink:href="Pictures/20000007000025F9000000C9F0140E06.wmf" xlink:type="simple" xlink:show="embed" xlink:actuate="onLoad"/></draw:frame></text:p>
      <text:p text:style-name="P30"><text:tab/>Figure 7.0<text:tab/>Life Cycle: New Persistent Instances</text:p>
      <text:p text:style-name="P19"><draw:frame draw:style-name="fr1" draw:name="Frame1" text:anchor-type="paragraph" svg:x="-0.0008in" svg:y="-0.0008in" fo:min-width="0.0161in" draw:z-index="3"><draw:text-box fo:min-height="0.0161in"><text:p text:style-name="P21"/></draw:text-box></draw:frame><draw:frame draw:style-name="fr4" draw:name="10" text:anchor-type="paragraph" svg:y="0.1752in" svg:width="6.5in" svg:height="2.4165in" draw:z-index="38"><draw:image xlink:href="Pictures/200000460000249100000D99EABC71F6.wmf" xlink:type="simple" xlink:show="embed" xlink:actuate="onLoad"/></draw:frame><draw:frame draw:style-name="fr3" draw:name="11" text:anchor-type="as-char" svg:y="0.2591in" svg:width="6.5in" svg:height="0.1346in" draw:z-index="35"><draw:image xlink:href="Pictures/20000007000025F9000000C9F0140E06.wmf" xlink:type="simple" xlink:show="embed" xlink:actuate="onLoad"/></draw:frame></text:p>
      <text:p text:style-name="P30"><text:tab/>Figure 8.0<text:tab/>Life Cycle: Transactional Access</text:p>
      <text:p text:style-name="P20"><draw:frame draw:style-name="fr1" draw:name="Frame2" text:anchor-type="paragraph" svg:x="-0.0008in" svg:y="-0.0008in" fo:min-width="0.0161in" draw:z-index="4"><draw:text-box fo:min-height="0.0161in"><text:p text:style-name="P21"/></draw:text-box></draw:frame><draw:frame draw:style-name="fr5" draw:name="12" text:anchor-type="paragraph" svg:x="-0.0008in" svg:y="0.1744in" svg:width="6.5in" svg:height="2.75in" draw:z-index="28"><draw:image xlink:href="Pictures/200000500000249100000F79B303E482.wmf" xlink:type="simple" xlink:show="embed" xlink:actuate="onLoad"/></draw:frame></text:p>
      <text:p text:style-name="P30"><draw:frame draw:style-name="fr5" draw:name="13" text:anchor-type="paragraph" svg:x="0.0134in" svg:y="0.0854in" svg:width="6.5in" svg:height="0.1346in" draw:z-index="29"><draw:image xlink:href="Pictures/20000007000025F9000000C9F0140E06.wmf" xlink:type="simple" xlink:show="embed" xlink:actuate="onLoad"/></draw:frame><text:soft-page-break/><text:tab/>Figure 9.0<text:tab/>Life Cycle: Datastore Transactions</text:p>
      <text:p text:style-name="P19"><draw:frame draw:style-name="fr1" draw:name="Frame3" text:anchor-type="paragraph" svg:x="-0.0008in" svg:y="-0.0008in" fo:min-width="0.0161in" draw:z-index="6"><draw:text-box fo:min-height="0.0161in"><text:p text:style-name="P21"/></draw:text-box></draw:frame><draw:frame draw:style-name="fr5" draw:name="14" text:anchor-type="paragraph" svg:x="0.0146in" svg:y="0.2736in" svg:width="6.5in" svg:height="2.3335in" draw:z-index="30"><draw:image xlink:href="Pictures/200000480000249100000D2109D4F9F5.wmf" xlink:type="simple" xlink:show="embed" xlink:actuate="onLoad"/></draw:frame><draw:frame draw:style-name="fr5" draw:name="15" text:anchor-type="paragraph" svg:x="0.0154in" svg:y="2.7744in" svg:width="6.5in" svg:height="0.1346in" draw:z-index="33"><draw:image xlink:href="Pictures/20000007000025F9000000C9F0140E06.wmf" xlink:type="simple" xlink:show="embed" xlink:actuate="onLoad"/></draw:frame></text:p>
      <text:p text:style-name="P30"><text:tab/>Figure 10.0<text:tab/>Life Cycle: Optimistic Transactions</text:p>
      <text:p text:style-name="P19"><draw:frame draw:style-name="fr5" draw:name="16" text:anchor-type="paragraph" svg:x="-0.0008in" svg:y="0.1598in" svg:width="6.5in" svg:height="2in" draw:z-index="32"><draw:image xlink:href="Pictures/200000480000249100000B418A2E6DCB.wmf" xlink:type="simple" xlink:show="embed" xlink:actuate="onLoad"/></draw:frame><draw:frame draw:style-name="fr1" draw:name="Frame4" text:anchor-type="paragraph" svg:x="-0.0008in" svg:y="-0.0008in" fo:min-width="0.0161in" draw:z-index="8"><draw:text-box fo:min-height="0.0161in"><text:p text:style-name="P21"/></draw:text-box></draw:frame></text:p>
      <text:p text:style-name="P30"><draw:frame draw:style-name="fr6" draw:name="17" text:anchor-type="paragraph" svg:x="0.0937in" svg:y="0.0307in" svg:width="6.5in" svg:height="0.1346in" draw:z-index="34"><draw:image xlink:href="Pictures/20000007000025F9000000C9F0140E06.wmf" xlink:type="simple" xlink:show="embed" xlink:actuate="onLoad"/></draw:frame><text:tab/>Figure 11.0<text:tab/>Life Cycle: Access Outside Transactions</text:p>
      <text:p text:style-name="P19"><draw:frame draw:style-name="fr1" draw:name="Frame5" text:anchor-type="paragraph" svg:x="-0.0008in" svg:y="-0.0008in" fo:min-width="0.0161in" draw:z-index="10"><draw:text-box fo:min-height="0.0161in"><text:p text:style-name="P21"/></draw:text-box></draw:frame><draw:frame draw:style-name="fr5" draw:name="18" text:anchor-type="paragraph" svg:x="-0.0008in" svg:y="0.1744in" svg:width="6.5in" svg:height="2.5728in" draw:z-index="36"><draw:image xlink:href="Pictures/200000430000249100000E7535ECE606.wmf" xlink:type="simple" xlink:show="embed" xlink:actuate="onLoad"/></draw:frame><text:soft-page-break/><draw:frame draw:style-name="fr3" draw:name="19" text:anchor-type="as-char" svg:y="0.0654in" svg:width="6.5in" svg:height="0.1346in" draw:z-index="44"><draw:image xlink:href="Pictures/20000007000025F9000000C9F0140E06.wmf" xlink:type="simple" xlink:show="embed" xlink:actuate="onLoad"/></draw:frame></text:p>
      <text:p text:style-name="P31"><text:tab/>Figure 12.0<text:tab/>Life Cycle: <text:alphabetical-index-mark-start text:id="IMark5240686624" text:main-entry="true"/>Transient<text:alphabetical-index-mark-end text:id="IMark5240686624"/> TransactionalLife Cycle: <text:alphabetical-index-mark-start text:id="IMark5165613224" text:main-entry="true"/><text:alphabetical-index-mark-start text:id="IMark5240688448" text:main-entry="true"/>Transient<text:alphabetical-index-mark-end text:id="IMark5240688448"/> Transactional<text:alphabetical-index-mark-end text:id="IMark5165613224"/></text:p>
      <text:p text:style-name="P19"><draw:frame draw:style-name="fr5" draw:name="20" text:anchor-type="paragraph" svg:x="0.0146in" svg:y="0.1744in" svg:width="6.5in" svg:height="2.6252in" draw:z-index="37"><draw:image xlink:href="Pictures/2000003A0000249100000EC5BA948A39.wmf" xlink:type="simple" xlink:show="embed" xlink:actuate="onLoad"/></draw:frame><draw:frame draw:style-name="fr1" draw:name="Frame6" text:anchor-type="paragraph" svg:x="-0.0008in" svg:y="-0.0008in" fo:min-width="0.0161in" draw:z-index="12"><draw:text-box fo:min-height="0.0161in"><text:p text:style-name="P21"/></draw:text-box></draw:frame></text:p>
      <text:p text:style-name="P20"/>
      <text:p text:style-name="P30"><draw:frame draw:style-name="fr7" draw:name="21" text:anchor-type="paragraph" svg:x="-0.0028in" svg:y="0.0008in" svg:width="6.5in" svg:height="0.1346in" draw:z-index="40"><draw:image xlink:href="Pictures/20000007000025F9000000C9F0140E06.wmf" xlink:type="simple" xlink:show="embed" xlink:actuate="onLoad"/></draw:frame><text:soft-page-break/><text:tab/>Figure 13.0<text:tab/>Life Cycle: Detached </text:p>
      <text:p text:style-name="P19"><draw:frame draw:style-name="fr1" draw:name="Frame7" text:anchor-type="paragraph" svg:x="-0.0008in" svg:y="-0.0008in" fo:min-width="0.0161in" draw:z-index="13"><draw:text-box fo:min-height="0.0161in"><text:p text:style-name="P21"/></draw:text-box></draw:frame><draw:frame draw:style-name="fr5" draw:name="22" text:anchor-type="paragraph" svg:x="-0.0008in" svg:y="0.1744in" svg:width="6.5in" svg:height="2.6252in" draw:z-index="39"><draw:image xlink:href="Pictures/200000570000249100000EC5BA90AC06.wmf" xlink:type="simple" xlink:show="embed" xlink:actuate="onLoad"/></draw:frame><draw:frame draw:style-name="fr2" draw:name="23" text:anchor-type="as-char" svg:width="6.5in" svg:height="0.1346in" draw:z-index="45"><draw:image xlink:href="Pictures/20000007000025F9000000C9F0140E06.wmf" xlink:type="simple" xlink:show="embed" xlink:actuate="onLoad"/></draw:frame></text:p>
      <text:p text:style-name="P30"><draw:frame draw:style-name="fr5" draw:name="24" text:anchor-type="paragraph" svg:x="-0.011in" svg:y="0.2929in" svg:width="6.5in" svg:height="4.052in" draw:z-index="41"><draw:image xlink:href="Pictures/2000010800002491000016CE5D3562FF.wmf" xlink:type="simple" xlink:show="embed" xlink:actuate="onLoad"/></draw:frame><text:tab/>Figure 14.0<text:tab/>JDO Instance State Transitions</text:p>
      <text:p text:style-name="P34"><draw:frame draw:style-name="fr1" draw:name="Frame8" text:anchor-type="paragraph" svg:x="-0.0008in" svg:y="-0.0008in" fo:min-width="0.0161in" draw:z-index="14"><draw:text-box fo:min-height="0.0161in"><text:p text:style-name="P21"/></draw:text-box></draw:frame><text:soft-page-break/></text:p>
      <text:p text:style-name="P1">NOTE: Not all possible state transitions are shown in this diagram.</text:p>
      <text:p text:style-name="P29">1.<text:tab/>A <text:alphabetical-index-mark-start text:id="IMark5240686432" text:main-entry="true"/>transient<text:alphabetical-index-mark-end text:id="IMark5240686432"/> instance transitions to persistent-new when the instance is the parameter of a <text:span text:style-name="T3">makePersistent</text:span> method.</text:p>
      <text:p text:style-name="P29">2.<text:tab/>A <text:alphabetical-index-mark-start text:id="IMark5240686432" text:main-entry="true"/>persistent-new<text:alphabetical-index-mark-end text:id="IMark5240686432"/> instance transitions to hollow when the transaction in which it was made persistent commits.</text:p>
      <text:p text:style-name="P29">3.<text:tab/>A <text:alphabetical-index-mark-start text:id="IMark5240686432" text:main-entry="true"/>hollow<text:alphabetical-index-mark-end text:id="IMark5240686432"/> instance transitions to persistent-clean when a field is read.</text:p>
      <text:p text:style-name="P29">4.<text:tab/>A <text:alphabetical-index-mark-start text:id="IMark5240686432" text:main-entry="true"/>persistent-clean<text:alphabetical-index-mark-end text:id="IMark5240686432"/> instance transitions to persistent-dirty when a field is written.</text:p>
      <text:p text:style-name="P29">5.<text:tab/>A <text:alphabetical-index-mark-start text:id="IMark5240686432" text:main-entry="true"/>persistent-dirty<text:alphabetical-index-mark-end text:id="IMark5240686432"/> instance transitions to hollow at commit or rollback.</text:p>
      <text:p text:style-name="P29">6.<text:tab/>A persistent-clean instance transitions to hollow at commit or rollback.</text:p>
      <text:p text:style-name="P29">7.<text:tab/>A transient instance transitions to transient-clean when it is the parameter of a <text:span text:style-name="T3">makeTransactional</text:span> method.</text:p>
      <text:p text:style-name="P29">8.<text:tab/>A <text:alphabetical-index-mark-start text:id="IMark5240686432" text:main-entry="true"/>transient-clean<text:alphabetical-index-mark-end text:id="IMark5240686432"/> instance transitions to transient-dirty when a field is written.</text:p>
      <text:p text:style-name="P29">9.<text:tab/>A <text:alphabetical-index-mark-start text:id="IMark5240686432" text:main-entry="true"/><text:alphabetical-index-mark-start text:id="IMark5165608400" text:main-entry="true"/>transient<text:alphabetical-index-mark-end text:id="IMark5165608400"/>-dirty<text:alphabetical-index-mark-end text:id="IMark5240686432"/> instance transitions to transient-clean at commit or rollback.</text:p>
      <text:p text:style-name="P29">10.<text:tab/>A transient-clean instance transitions to transient when it is the parameter of a <text:span text:style-name="T3">makeNontransactional</text:span> method.</text:p>
      <text:p text:style-name="P29">11.<text:tab/>A hollow instance transitions to persistent-dirty when a field is written.</text:p>
      <text:p text:style-name="P29">12.<text:tab/>A persistent-clean instance transitions to persistent-nontransactional at commit <text:span text:style-name="T5">when </text:span><text:span text:style-name="T3">RetainValues</text:span><text:span text:style-name="T5"> is set to </text:span><text:span text:style-name="T3">true</text:span>, at rollback <text:span text:style-name="T5">when </text:span><text:alphabetical-index-mark-start text:id="IMark5240686432" text:main-entry="true"/><text:span text:style-name="T3">RestoreValues</text:span><text:alphabetical-index-mark-end text:id="IMark5240686432"/><text:span text:style-name="T5"> is set to </text:span><text:span text:style-name="T3">true</text:span><text:span text:style-name="T5">, </text:span>or when it is the parameter of a <text:span text:style-name="T3">makeNontransactional</text:span> method.</text:p>
      <text:p text:style-name="P29">13.<text:tab/>A <text:alphabetical-index-mark-start text:id="IMark5240686432" text:main-entry="true"/>persistent-nontransactional<text:alphabetical-index-mark-end text:id="IMark5240686432"/> instance transitions to persistent-clean when it is the parameter of a <text:span text:style-name="T3">makeTransactional</text:span> method.</text:p>
      <text:p text:style-name="P29">14.<text:tab/>A persistent-nontransactional instance transitions to persistent-dirty when a field is written in a transaction.</text:p>
      <text:p text:style-name="P29">15.<text:tab/>A persistent-new instance transitions to transient on rollback.</text:p>
      <text:p text:style-name="P29">16.<text:tab/>A persistent-new instance transitions to persistent-new-deleted when it is the parameter of <text:span text:style-name="T3">deletePersistent</text:span>.</text:p>
      <text:p text:style-name="P29">17.<text:tab/>A <text:alphabetical-index-mark-start text:id="IMark5240686432"/>persistent-new-deleted<text:alphabetical-index-mark-end text:id="IMark5240686432"/> instance transitions to transient on rollback. The values of the fields are restored as of the <text:span text:style-name="T3">makePersistent</text:span> method.</text:p>
      <text:p text:style-name="P29">18.<text:tab/>A persistent-new-deleted instance transitions to transient on commit. No changes are made to the values.</text:p>
      <text:p text:style-name="P29"><text:soft-page-break/>19.<text:tab/>A hollow, persistent-clean, or persistent-dirty instance transitions to persistent-deleted when it is the parameter of <text:span text:style-name="T3">deletePersistent</text:span>.</text:p>
      <text:p text:style-name="P29">20.<text:tab/>A persistent-deleted instance transitions to transient when the transaction in which it was deleted commits.</text:p>
      <text:p text:style-name="P29">21.<text:tab/>A persistent-deleted instance transitions to hollow when the transaction in which it was deleted rolls back.</text:p>
      <text:p text:style-name="P29">22.<text:tab/>A hollow instance transitions to persistent-nontransactional when the <text:span text:style-name="T3">NontransactionalRead</text:span> option is set to <text:span text:style-name="T3">true</text:span>, a field is read, and there is either an optimistic transaction or no transaction active.</text:p>
      <text:p text:style-name="P29">23.<text:tab/><text:span text:style-name="T5">A </text:span>persistent-dirty instance transitions to persistent-nontransactional at commit <text:span text:style-name="T5">when </text:span><text:span text:style-name="T3">RetainValues</text:span><text:span text:style-name="T5"> is set to </text:span><text:span text:style-name="T3">true</text:span> or at <text:span text:style-name="T3">rollback</text:span> <text:span text:style-name="T5">when </text:span><text:span text:style-name="T3">RestoreValues</text:span><text:span text:style-name="T5"> is set to </text:span><text:span text:style-name="T3">true</text:span><text:span text:style-name="T5">.</text:span></text:p>
      <text:p text:style-name="P29">24.<text:tab/><text:span text:style-name="T5">A </text:span>persistent-new instance transitions to persistent-nontransactional at commit <text:span text:style-name="T5">when </text:span><text:span text:style-name="T3">RetainValues</text:span><text:span text:style-name="T5"> is set to </text:span><text:span text:style-name="T3">true</text:span><text:span text:style-name="T5">.</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6</meta:editing-cycles>
    <meta:creation-date>2012-06-24T14:22:01.55</meta:creation-date>
    <meta:editing-duration>P24DT16H7M35S</meta:editing-duration>
    <meta:generator>OpenOffice/4.1.10$Unix OpenOffice.org_project/4110m2$Build-9807</meta:generator>
    <dc:title>JDO_Chapter</dc:title>
    <dc:date>2021-09-17T19:15:36</dc:date>
    <dc:creator>Craig Russell</dc:creator>
    <meta:document-statistic meta:table-count="3" meta:image-count="25" meta:object-count="0" meta:page-count="33" meta:paragraph-count="816" meta:word-count="9246" meta:character-count="643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